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Cumberland" svg:font-family="Cumberland" style:font-adornments="Regular" style:font-family-generic="modern" style:font-pitch="fixed"/>
    <style:font-face style:name="Courier New" svg:font-family="'Courier New'" style:font-family-generic="roman" style:font-pitch="fixed"/>
    <style:font-face style:name="Andale Sans UI" svg:font-family="'Andale Sans UI'" style:font-pitch="variable"/>
    <style:font-face style:name="Latin Modern Roman" svg:font-family="'Latin Modern Roman'"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Italic" style:font-family-generic="roman" style:font-pitch="variable"/>
    <style:font-face style:name="Albany" svg:font-family="Albany" style:font-adornments="Bold" style:font-family-generic="swiss" style:font-pitch="variable"/>
    <style:font-face style:name="Arial" svg:font-family="Arial" style:font-adornments="Italic" style:font-family-generic="swiss" style:font-pitch="variable"/>
  </office:font-face-decls>
  <office:automatic-styles>
    <style:style style:name="P1" style:family="paragraph" style:parent-style-name="Date" style:master-page-name="First_20_Page">
      <style:paragraph-properties loext:contextual-spacing="false" fo:line-height="100%" fo:text-align="justify" style:justify-single-word="false" style:page-number="auto"/>
      <style:text-properties style:font-name="Times New Roman" fo:font-size="12pt" style:font-size-asian="12pt" style:font-size-complex="12pt"/>
    </style:style>
    <style:style style:name="P2" style:family="paragraph" style:parent-style-name="Date">
      <style:paragraph-properties loext:contextual-spacing="false" fo:margin-left="0in" fo:margin-right="0in" fo:line-height="100%" fo:text-align="end" style:justify-single-word="false" fo:text-indent="0in" style:auto-text-indent="false"/>
      <style:text-properties style:font-name="Times New Roman" fo:font-size="12pt" style:font-size-asian="12pt" style:font-size-complex="12pt"/>
    </style:style>
    <style:style style:name="P3" style:family="paragraph" style:parent-style-name="Subject">
      <style:paragraph-properties loext:contextual-spacing="false" fo:margin-left="0in" fo:margin-right="0in" fo:margin-top="0.0902in" fo:margin-bottom="0.0902in" fo:line-height="100%" fo:text-align="justify" style:justify-single-word="false" fo:hyphenation-ladder-count="no-limit" fo:text-indent="0in" style:auto-text-indent="false" fo:background-color="transparent">
        <style:background-image/>
      </style:paragraph-properties>
      <style:text-properties style:font-name="Times New Roman" fo:font-size="12pt" style:text-underline-style="none" fo:font-weight="normal" style:font-size-asian="12pt" style:font-weight-asian="normal" style:font-size-complex="12pt" style:font-weight-complex="normal" fo:hyphenate="true" fo:hyphenation-remain-char-count="2" fo:hyphenation-push-char-count="2"/>
    </style:style>
    <style:style style:name="P4" style:family="paragraph" style:parent-style-name="Subject">
      <style:paragraph-properties loext:contextual-spacing="false" fo:margin-left="0in" fo:margin-right="0in" fo:margin-top="0.0902in" fo:margin-bottom="0.0902in" fo:line-height="100%" fo:text-align="justify" style:justify-single-word="false" fo:hyphenation-ladder-count="no-limit" fo:text-indent="0in" style:auto-text-indent="false" fo:background-color="transparent">
        <style:background-image/>
      </style:paragraph-properties>
      <style:text-properties style:font-name="Times New Roman" fo:font-size="12pt" style:font-size-asian="12pt" style:font-size-complex="12pt" fo:hyphenate="true" fo:hyphenation-remain-char-count="2" fo:hyphenation-push-char-count="2"/>
    </style:style>
    <style:style style:name="P5" style:family="paragraph" style:parent-style-name="Text_20_body">
      <style:paragraph-properties loext:contextual-spacing="false" fo:margin-left="0in" fo:margin-right="0in" fo:margin-top="0.0902in" fo:margin-bottom="0.0902in" fo:line-height="100%" fo:text-align="justify" style:justify-single-word="false" fo:hyphenation-ladder-count="no-limit" fo:text-indent="0in" style:auto-text-indent="false" fo:background-color="transparent">
        <style:background-image/>
      </style:paragraph-properties>
      <style:text-properties style:font-name="Times New Roman" fo:font-size="12pt" style:font-size-asian="12pt" style:font-size-complex="12pt" fo:hyphenate="true" fo:hyphenation-remain-char-count="2" fo:hyphenation-push-char-count="2"/>
    </style:style>
    <style:style style:name="P6" style:family="paragraph" style:parent-style-name="Text_20_body">
      <style:paragraph-properties fo:line-height="100%" fo:text-align="justify" style:justify-single-word="false"/>
      <style:text-properties style:font-name="Times New Roman" fo:font-size="12pt" style:font-size-asian="12pt" style:font-size-complex="12pt"/>
    </style:style>
    <style:style style:name="P7" style:family="paragraph" style:parent-style-name="Signature">
      <style:paragraph-properties fo:margin-left="0in" fo:margin-right="0in" fo:line-height="100%" fo:text-align="justify" style:justify-single-word="false" fo:text-indent="0in" style:auto-text-indent="false"/>
      <style:text-properties style:font-name="Latin Modern Roman" fo:font-size="12pt" style:font-size-asian="12pt" style:font-size-complex="12pt"/>
    </style:style>
    <style:style style:name="P8" style:family="paragraph" style:parent-style-name="Footer">
      <style:paragraph-properties fo:text-align="center" style:justify-single-word="false"/>
    </style:style>
    <style:style style:name="P9" style:family="paragraph" style:parent-style-name="Heading">
      <style:text-properties style:font-name="Latin Modern Roman"/>
    </style:style>
    <style:style style:name="P10" style:family="paragraph" style:parent-style-name="Text_20_body">
      <style:paragraph-properties loext:contextual-spacing="false" fo:margin-left="0in" fo:margin-right="0in" fo:margin-top="0.0902in" fo:margin-bottom="0.0902in" fo:line-height="100%" fo:text-align="justify" style:justify-single-word="false" fo:hyphenation-ladder-count="no-limit" fo:text-indent="0in" style:auto-text-indent="false" fo:background-color="transparent">
        <style:background-image/>
      </style:paragraph-properties>
      <style:text-properties style:font-name="Times New Roman" fo:font-size="12pt" style:font-size-asian="12pt" style:font-size-complex="12pt" fo:hyphenate="true" fo:hyphenation-remain-char-count="2" fo:hyphenation-push-char-count="2"/>
    </style:style>
    <style:style style:name="P11" style:family="paragraph" style:parent-style-name="Text_20_body">
      <style:paragraph-properties loext:contextual-spacing="false" fo:margin-left="0in" fo:margin-right="0in" fo:margin-top="0.0902in" fo:margin-bottom="0.0902in" fo:line-height="100%" fo:text-align="justify" style:justify-single-word="false" fo:hyphenation-ladder-count="no-limit" fo:text-indent="0in" style:auto-text-indent="false" fo:background-color="transparent">
        <style:background-image/>
      </style:paragraph-properties>
      <style:text-properties style:font-name="Times New Roman" fo:font-size="12pt" style:font-size-asian="12pt" style:font-size-complex="12pt" fo:hyphenate="true" fo:hyphenation-remain-char-count="2" fo:hyphenation-push-char-count="2"/>
    </style:style>
    <style:style style:name="P12" style:family="paragraph" style:parent-style-name="Text_20_body">
      <style:paragraph-properties fo:line-height="100%" fo:text-align="justify" style:justify-single-word="false"/>
      <style:text-properties style:font-name="Times New Roman" fo:font-size="12pt" style:font-size-asian="12pt" style:font-size-complex="12pt"/>
    </style:style>
    <style:style style:name="P13" style:family="paragraph" style:parent-style-name="Signature">
      <style:paragraph-properties fo:margin-left="0in" fo:margin-right="0in" fo:line-height="100%" fo:text-align="justify" style:justify-single-word="false" fo:text-indent="0in" style:auto-text-indent="false"/>
      <style:text-properties style:font-name="Latin Modern Roman" fo:font-size="12pt" style:font-size-asian="12pt" style:font-size-complex="12pt"/>
    </style:style>
    <style:style style:name="P14" style:family="paragraph" style:parent-style-name="Signature">
      <style:paragraph-properties fo:margin-left="0in" fo:margin-right="0in" fo:line-height="100%" fo:text-align="justify" style:justify-single-word="false" fo:text-indent="0in" style:auto-text-indent="false" fo:break-before="auto" fo:break-after="auto"/>
      <style:text-properties style:font-name="Times New Roman" fo:font-size="12pt" style:font-size-asian="12pt" style:font-size-complex="12pt"/>
    </style:style>
    <style:style style:name="P15" style:family="paragraph" style:parent-style-name="Footer">
      <style:paragraph-properties fo:text-align="center" style:justify-single-word="false"/>
    </style:style>
    <style:style style:name="P16" style:family="paragraph" style:parent-style-name="Date" style:master-page-name="First_20_Page">
      <style:paragraph-properties loext:contextual-spacing="false" fo:line-height="100%" fo:text-align="justify" style:justify-single-word="false" style:page-number="auto"/>
      <style:text-properties style:font-name="Times New Roman" fo:font-size="12pt" style:font-size-asian="12pt" style:font-size-complex="12pt"/>
    </style:style>
    <style:style style:name="P17" style:family="paragraph" style:parent-style-name="Date">
      <style:paragraph-properties loext:contextual-spacing="false" fo:margin-left="0in" fo:margin-right="0in" fo:line-height="100%" fo:text-align="end" style:justify-single-word="false" fo:text-indent="0in" style:auto-text-indent="false"/>
      <style:text-properties style:font-name="Times New Roman" fo:font-size="12pt" style:font-size-asian="12pt" style:font-size-complex="12pt"/>
    </style:style>
    <style:style style:name="P18" style:family="paragraph" style:parent-style-name="Date" style:master-page-name="First_20_Page">
      <style:paragraph-properties loext:contextual-spacing="false" fo:line-height="100%" fo:text-align="end" style:justify-single-word="false" style:page-number="auto"/>
      <style:text-properties style:font-name="Times New Roman" fo:font-size="12pt" style:font-size-asian="12pt" style:font-size-complex="12pt"/>
    </style:style>
    <style:style style:name="P19" style:family="paragraph" style:parent-style-name="Opening" style:master-page-name="">
      <style:paragraph-properties loext:contextual-spacing="false" fo:margin-left="0in" fo:margin-right="0in" fo:margin-top="0.3307in" fo:margin-bottom="0.3307in" fo:line-height="100%" fo:text-align="justify" style:justify-single-word="false" fo:hyphenation-ladder-count="no-limit" fo:text-indent="0in" style:auto-text-indent="false" style:page-number="auto" fo:background-color="transparent">
        <style:background-image/>
      </style:paragraph-properties>
      <style:text-properties style:font-name="Times New Roman" fo:font-size="12pt" style:font-size-asian="12pt" style:font-size-complex="12pt" fo:hyphenate="true" fo:hyphenation-remain-char-count="2" fo:hyphenation-push-char-count="2"/>
    </style:style>
    <style:style style:name="P20" style:family="paragraph" style:parent-style-name="Subject">
      <style:paragraph-properties loext:contextual-spacing="false" fo:margin-left="0in" fo:margin-right="0in" fo:margin-top="0.0902in" fo:margin-bottom="0.0902in" fo:line-height="100%" fo:text-align="justify" style:justify-single-word="false" fo:hyphenation-ladder-count="no-limit" fo:text-indent="0in" style:auto-text-indent="false" fo:background-color="transparent">
        <style:background-image/>
      </style:paragraph-properties>
      <style:text-properties style:font-name="Times New Roman" fo:font-size="12pt" style:text-underline-style="none" fo:font-weight="normal" style:font-size-asian="12pt" style:font-weight-asian="normal" style:font-size-complex="12pt" style:font-weight-complex="normal" fo:hyphenate="true" fo:hyphenation-remain-char-count="2" fo:hyphenation-push-char-count="2"/>
    </style:style>
    <style:style style:name="P21" style:family="paragraph" style:parent-style-name="Subject">
      <style:paragraph-properties loext:contextual-spacing="false" fo:margin-left="0in" fo:margin-right="0in" fo:margin-top="0.0902in" fo:margin-bottom="0.0902in" fo:line-height="100%" fo:text-align="justify" style:justify-single-word="false" fo:hyphenation-ladder-count="no-limit" fo:text-indent="0in" style:auto-text-indent="false" fo:background-color="transparent">
        <style:background-image/>
      </style:paragraph-properties>
      <style:text-properties style:font-name="Times New Roman" fo:font-size="12pt" style:font-size-asian="12pt" style:font-size-complex="12pt" fo:hyphenate="true" fo:hyphenation-remain-char-count="2" fo:hyphenation-push-char-count="2"/>
    </style:style>
    <style:style style:name="P22" style:family="paragraph" style:parent-style-name="Subject">
      <style:paragraph-properties loext:contextual-spacing="false" fo:margin-left="0in" fo:margin-right="0in" fo:margin-top="0.0902in" fo:margin-bottom="0.0902in" fo:line-height="100%" fo:text-align="justify" style:justify-single-word="false" fo:hyphenation-ladder-count="no-limit" fo:text-indent="0in" style:auto-text-indent="false" fo:background-color="transparent">
        <style:background-image/>
      </style:paragraph-properties>
      <style:text-properties style:font-name="Times New Roman" fo:font-size="12pt" style:font-size-asian="12pt" style:font-size-complex="12pt" fo:hyphenate="true" fo:hyphenation-remain-char-count="2" fo:hyphenation-push-char-count="2"/>
    </style:style>
    <style:style style:name="P23" style:family="paragraph" style:parent-style-name="Subject">
      <style:paragraph-properties fo:line-height="100%" fo:text-align="justify" style:justify-single-word="false"/>
      <style:text-properties style:font-name="Times New Roman" fo:font-size="12pt" style:font-size-asian="12pt" style:font-size-complex="12pt"/>
    </style:style>
    <style:style style:name="T1" style:family="text">
      <style:text-properties style:font-name="Latin Modern Roman"/>
    </style:style>
    <style:style style:name="T2" style:family="text">
      <style:text-properties style:font-name="Latin Modern Roman" fo:font-style="italic" style:font-style-asian="italic" style:font-style-complex="italic"/>
    </style:style>
    <style:style style:name="T3" style:family="text">
      <style:text-properties style:font-name="Latin Modern Roman" fo:font-style="normal" style:font-style-asian="normal" style:font-style-complex="normal"/>
    </style:style>
    <style:style style:name="T4" style:family="text">
      <style:text-properties style:font-name="Latin Modern Roman" fo:font-style="normal" style:text-underline-style="none" fo:font-weight="normal" style:font-style-asian="normal" style:font-weight-asian="normal" style:font-style-complex="normal" style:font-weight-complex="normal"/>
    </style:style>
    <style:style style:name="T5" style:family="text">
      <style:text-properties style:font-name="Latin Modern Roman" fo:font-style="italic" style:text-underline-style="none" fo:font-weight="normal" style:font-style-asian="italic" style:font-weight-asian="normal" style:font-style-complex="italic" style:font-weight-complex="normal"/>
    </style:style>
    <style:style style:name="T6" style:family="text">
      <style:text-properties style:use-window-font-color="true" fo:font-size="11pt" fo:letter-spacing="0.0016in" fo:language="en" fo:country="US" fo:font-style="normal" style:text-underline-style="none" fo:font-weight="normal" style:letter-kerning="true" style:font-style-asian="normal" style:font-weight-asian="normal" style:font-style-complex="normal" style:font-weight-complex="normal"/>
    </style:style>
    <style:style style:name="T7" style:family="text">
      <style:text-properties style:use-window-font-color="true" style:font-name="Latin Modern Roman" fo:font-size="11pt" fo:letter-spacing="0.0016in" fo:language="en" fo:country="US" fo:font-style="italic" style:text-underline-style="none" fo:font-weight="normal" style:letter-kerning="true" style:font-style-asian="italic" style:font-weight-asian="normal" style:font-style-complex="italic" style:font-weight-complex="normal"/>
    </style:style>
    <style:style style:name="T8" style:family="text">
      <style:text-properties style:use-window-font-color="true" style:font-name="Latin Modern Roman" fo:font-size="11pt" fo:letter-spacing="0.0016in" fo:language="en" fo:country="US" fo:font-style="normal" style:text-underline-style="none" fo:font-weight="normal" style:letter-kerning="true" style:font-style-asian="normal" style:font-weight-asian="normal" style:font-style-complex="normal" style:font-weight-complex="normal"/>
    </style:style>
    <style:style style:name="T9" style:family="text">
      <style:text-properties style:use-window-font-color="true" fo:letter-spacing="0.0016in" fo:language="en" fo:country="US" fo:font-style="normal" style:text-underline-style="none" fo:font-weight="normal" style:letter-kerning="true" style:font-style-asian="normal" style:font-weight-asian="normal" style:font-style-complex="normal" style:font-weight-complex="normal"/>
    </style:style>
    <style:style style:name="T10" style:family="text">
      <style:text-properties style:use-window-font-color="true" style:font-name="Latin Modern Roman" fo:font-size="11pt" fo:letter-spacing="0.0016in" fo:language="en" fo:country="US" fo:font-style="normal" style:letter-kerning="true" style:font-style-asian="normal" style:font-style-complex="normal"/>
    </style:style>
    <style:style style:name="T11" style:family="text">
      <style:text-properties style:use-window-font-color="true" style:font-name="Latin Modern Roman" fo:letter-spacing="0.0016in" fo:language="en" fo:country="US" fo:font-style="normal" style:text-underline-style="none" fo:font-weight="normal" style:letter-kerning="true" style:font-style-asian="normal" style:font-weight-asian="normal"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style:use-window-font-color="true" fo:font-size="11pt" fo:letter-spacing="0.0016in" fo:language="en" fo:country="US" fo:font-style="normal" style:text-underline-style="none" fo:font-weight="normal" style:letter-kerning="true" style:font-style-asian="normal" style:font-weight-asian="normal" style:font-style-complex="normal" style:font-weight-complex="normal"/>
    </style:style>
    <style:style style:name="T15" style:family="text">
      <style:text-properties style:use-window-font-color="true" fo:font-size="11pt" fo:letter-spacing="0.0016in" fo:language="en" fo:country="US" fo:font-style="normal" style:text-underline-style="none" fo:font-weight="normal" style:letter-kerning="true" style:font-size-asian="12pt" style:font-style-asian="normal" style:font-weight-asian="normal" style:font-size-complex="12pt" style:font-style-complex="normal" style:font-weight-complex="normal"/>
    </style:style>
    <style:style style:name="T16" style:family="text">
      <style:text-properties style:use-window-font-color="true" fo:font-size="11pt" fo:letter-spacing="0.0016in" fo:language="en" fo:country="US" fo:font-style="normal" style:text-underline-style="none" fo:font-weight="normal" style:letter-kerning="true" style:font-size-asian="12pt" style:font-style-asian="normal" style:font-weight-asian="normal" style:font-size-complex="12pt" style:font-style-complex="normal" style:font-weight-complex="normal"/>
    </style:style>
    <style:style style:name="T17" style:family="text">
      <style:text-properties style:use-window-font-color="true" fo:font-size="11pt" fo:letter-spacing="0.0016in" fo:language="en" fo:country="US" fo:font-style="italic" style:text-underline-style="none" fo:font-weight="normal" style:letter-kerning="true" style:font-style-asian="italic" style:font-weight-asian="normal" style:font-style-complex="italic" style:font-weight-complex="normal"/>
    </style:style>
    <style:style style:name="T18" style:family="text">
      <style:text-properties style:use-window-font-color="true" fo:font-size="11pt" fo:letter-spacing="0.0016in" fo:language="en" fo:country="US" fo:font-style="italic" style:text-underline-style="none" fo:font-weight="normal" style:letter-kerning="true" style:font-style-asian="italic" style:font-weight-asian="normal" style:font-style-complex="italic" style:font-weight-complex="normal"/>
    </style:style>
    <style:style style:name="T19" style:family="text">
      <style:text-properties style:use-window-font-color="true" fo:font-size="11pt" fo:letter-spacing="0.0016in" fo:language="en" fo:country="US" fo:font-style="italic" style:text-underline-style="none" fo:font-weight="normal" style:letter-kerning="true" style:font-size-asian="12pt" style:font-style-asian="italic" style:font-weight-asian="normal" style:font-size-complex="12pt" style:font-style-complex="italic" style:font-weight-complex="normal"/>
    </style:style>
    <style:style style:name="T20" style:family="text">
      <style:text-properties style:use-window-font-color="true" fo:letter-spacing="0.0016in" fo:language="en" fo:country="US" fo:font-style="normal" style:text-underline-style="none" fo:font-weight="normal" style:letter-kerning="true" style:font-style-asian="normal" style:font-weight-asian="normal" style:font-style-complex="normal" style:font-weight-complex="normal"/>
    </style:style>
    <style:style style:name="T21" style:family="text">
      <style:text-properties style:use-window-font-color="true" fo:letter-spacing="0.0016in" fo:language="en" fo:country="US" fo:font-style="normal" style:text-underline-style="none" fo:font-weight="normal" style:letter-kerning="true" style:font-style-asian="normal" style:font-weight-asian="normal" style:font-style-complex="normal" style:font-weight-complex="normal"/>
    </style:style>
    <style:style style:name="T22" style:family="text">
      <style:text-properties style:use-window-font-color="true" fo:letter-spacing="0.0016in" fo:language="en" fo:country="US" fo:font-style="italic" style:text-underline-style="none" fo:font-weight="normal" style:letter-kerning="true" style:font-style-asian="italic" style:font-weight-asian="normal" style:font-style-complex="italic" style:font-weight-complex="normal"/>
    </style:style>
    <style:style style:name="T23" style:family="text">
      <style:text-properties style:use-window-font-color="true" fo:letter-spacing="0.0016in" fo:language="en" fo:country="US" fo:font-style="italic" style:text-underline-style="none" fo:font-weight="normal" style:letter-kerning="true" style:font-style-asian="italic" style:font-weight-asian="normal" style:font-style-complex="italic" style:font-weight-complex="normal"/>
    </style:style>
    <style:style style:name="T24" style:family="text">
      <style:text-properties style:use-window-font-color="true" style:font-name="Latin Modern Roman" fo:letter-spacing="0.0016in" fo:language="en" fo:country="US" fo:font-style="normal" style:text-underline-style="none" fo:font-weight="normal" style:letter-kerning="true" style:font-style-asian="normal" style:font-weight-asian="normal" style:font-style-complex="normal" style:font-weight-complex="normal"/>
    </style:style>
    <style:style style:name="T25" style:family="text">
      <style:text-properties style:use-window-font-color="true" style:font-name="Latin Modern Roman" fo:font-size="11pt" fo:letter-spacing="0.0016in" fo:language="en" fo:country="US" fo:font-style="normal" style:text-underline-style="none" fo:font-weight="normal" style:letter-kerning="true" style:font-style-asian="normal" style:font-weight-asian="normal" style:font-style-complex="normal" style:font-weight-complex="normal"/>
    </style:style>
    <style:style style:name="T26" style:family="text">
      <style:text-properties style:use-window-font-color="true" style:font-name="Latin Modern Roman" fo:font-size="11pt" fo:letter-spacing="0.0016in" fo:language="en" fo:country="US" fo:font-style="normal" style:text-underline-style="none" fo:font-weight="normal" style:letter-kerning="true" style:font-size-asian="12pt" style:font-style-asian="normal" style:font-weight-asian="normal" style:font-size-complex="12pt" style:font-style-complex="normal" style:font-weight-complex="normal"/>
    </style:style>
    <style:style style:name="T27" style:family="text">
      <style:text-properties style:use-window-font-color="true" style:font-name="Latin Modern Roman" fo:font-size="11pt" fo:letter-spacing="0.0016in" fo:language="en" fo:country="US" fo:font-style="normal" style:letter-kerning="true" style:font-style-asian="normal" style:font-style-complex="normal"/>
    </style:style>
    <style:style style:name="T28" style:family="text">
      <style:text-properties style:use-window-font-color="true" style:font-name="Latin Modern Roman" fo:font-size="11pt" fo:letter-spacing="0.0016in" fo:language="en" fo:country="US" fo:font-style="italic" style:text-underline-style="none" fo:font-weight="normal" style:letter-kerning="true" style:font-style-asian="italic" style:font-weight-asian="normal" style:font-style-complex="italic" style:font-weight-complex="normal"/>
    </style:style>
    <style:style style:name="T29" style:family="text">
      <style:text-properties style:use-window-font-color="true" style:font-name="Latin Modern Roman" fo:font-size="11pt" fo:letter-spacing="0.0016in" fo:language="en" fo:country="US" fo:font-style="italic" style:text-underline-style="none" fo:font-weight="normal" style:letter-kerning="true"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style:text-underline-style="none"/>
    </style:style>
    <style:style style:name="T33" style:family="text">
      <style:text-properties style:text-underline-style="solid" style:text-underline-width="auto" style:text-underline-color="font-color"/>
    </style:style>
    <style:style style:name="T34" style:family="text">
      <style:text-properties style:text-position="super 58%"/>
    </style:style>
    <style:style style:name="T35" style:family="text">
      <style:text-properties style:font-name="Latin Modern Roman"/>
    </style:style>
    <style:style style:name="T36" style:family="text">
      <style:text-properties style:font-name="Latin Modern Roman" fo:font-style="italic" style:text-underline-style="none" fo:font-weight="normal" style:font-style-asian="italic" style:font-weight-asian="normal" style:font-style-complex="italic" style:font-weight-complex="normal"/>
    </style:style>
    <style:style style:name="T37" style:family="text">
      <style:text-properties style:font-name="Latin Modern Roman" fo:font-style="italic" style:font-style-asian="italic" style:font-style-complex="italic"/>
    </style:style>
    <style:style style:name="T38" style:family="text">
      <style:text-properties style:font-name="Latin Modern Roman" fo:font-style="normal" style:font-style-asian="normal" style:font-style-complex="normal"/>
    </style:style>
    <style:style style:name="T39" style:family="text">
      <style:text-properties style:font-name="Latin Modern Roman" fo:font-style="normal" style:text-underline-style="none" fo:font-weight="normal" style:font-style-asian="normal" style:font-weight-asian="normal" style:font-style-complex="normal" style:font-weight-complex="normal"/>
    </style:style>
    <style:style style:name="T40" style:family="text">
      <style:text-properties fo:font-size="12pt" style:font-size-asian="12pt" style:font-size-complex="12p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656879569952" text:id="ct140656879569952">
          <text:deletion>
            <office:change-info>
              <dc:creator>Martin Weigt</dc:creator>
              <dc:date>2021-03-01T21:08:00</dc:date>
            </office:change-info>
            <text:p text:style-name="P1"/>
            <text:p text:style-name="P2"><text:span text:style-name="T1"/></text:p>
          </text:deletion>
        </text:changed-region>
        <text:changed-region xml:id="ct140656868112912" text:id="ct140656868112912">
          <text:deletion>
            <office:change-info>
              <dc:creator>Unknown Author</dc:creator>
              <dc:date>2021-03-01T15:25:27</dc:date>
            </office:change-info>
            <text:p text:style-name="P2"><text:span text:style-name="T1">August</text:span></text:p>
          </text:deletion>
        </text:changed-region>
        <text:changed-region xml:id="ct140656859313104" text:id="ct140656859313104">
          <text:insertion>
            <office:change-info>
              <dc:creator>Unknown Author</dc:creator>
              <dc:date>2021-03-01T15:25:33</dc:date>
            </office:change-info>
          </text:insertion>
        </text:changed-region>
        <text:changed-region xml:id="ct140656880194416" text:id="ct140656880194416">
          <text:format-change>
            <office:change-info>
              <dc:creator>Martin Weigt</dc:creator>
              <dc:date>2021-03-01T21:08:00</dc:date>
            </office:change-info>
          </text:format-change>
        </text:changed-region>
        <text:changed-region xml:id="ct140656859316800" text:id="ct140656859316800">
          <text:deletion>
            <office:change-info>
              <dc:creator>Unknown Author</dc:creator>
              <dc:date>2021-03-01T15:25:35</dc:date>
            </office:change-info>
            <text:p text:style-name="P2"><text:span text:style-name="T1">27</text:span></text:p>
          </text:deletion>
        </text:changed-region>
        <text:changed-region xml:id="ct140656859314240" text:id="ct140656859314240">
          <text:insertion>
            <office:change-info>
              <dc:creator>Unknown Author</dc:creator>
              <dc:date>2021-03-01T15:25:35</dc:date>
            </office:change-info>
          </text:insertion>
        </text:changed-region>
        <text:changed-region xml:id="ct140656880247344" text:id="ct140656880247344">
          <text:format-change>
            <office:change-info>
              <dc:creator>Martin Weigt</dc:creator>
              <dc:date>2021-03-01T21:08:00</dc:date>
            </office:change-info>
          </text:format-change>
        </text:changed-region>
        <text:changed-region xml:id="ct140656859318448" text:id="ct140656859318448">
          <text:deletion>
            <office:change-info>
              <dc:creator>Unknown Author</dc:creator>
              <dc:date>2021-03-01T15:25:37</dc:date>
            </office:change-info>
            <text:p text:style-name="P2"><text:span text:style-name="T1">0</text:span></text:p>
          </text:deletion>
        </text:changed-region>
        <text:changed-region xml:id="ct140656859319232" text:id="ct140656859319232">
          <text:insertion>
            <office:change-info>
              <dc:creator>Unknown Author</dc:creator>
              <dc:date>2021-03-01T15:25:37</dc:date>
            </office:change-info>
          </text:insertion>
        </text:changed-region>
        <text:changed-region xml:id="ct140656880265088" text:id="ct140656880265088">
          <text:format-change>
            <office:change-info>
              <dc:creator>Martin Weigt</dc:creator>
              <dc:date>2021-03-01T21:08:00</dc:date>
            </office:change-info>
          </text:format-change>
        </text:changed-region>
        <text:changed-region xml:id="ct140656847241648" text:id="ct140656847241648">
          <text:deletion>
            <office:change-info>
              <dc:creator>Unknown Author</dc:creator>
              <dc:date>2021-03-01T15:33:32</dc:date>
            </office:change-info>
            <text:p text:style-name="P3"><text:span text:style-name="T2">Limited predictability of amino acid substitutions in seasonal influenza viruses</text:span></text:p>
          </text:deletion>
        </text:changed-region>
        <text:changed-region xml:id="ct140656847250048" text:id="ct140656847250048">
          <text:insertion>
            <office:change-info>
              <dc:creator>Unknown Author</dc:creator>
              <dc:date>2021-03-01T15:33:32</dc:date>
            </office:change-info>
          </text:insertion>
        </text:changed-region>
        <text:changed-region xml:id="ct140656867802592" text:id="ct140656867802592">
          <text:deletion>
            <office:change-info>
              <dc:creator>Martin Weigt</dc:creator>
              <dc:date>2021-03-01T20:48:00</dc:date>
            </office:change-info>
            <text:p text:style-name="P3"><text:span text:style-name="T2">. </text:span><text:span text:style-name="T3">We would be grateful if you</text:span></text:p>
          </text:deletion>
        </text:changed-region>
        <text:changed-region xml:id="ct140656867664960" text:id="ct140656867664960">
          <text:insertion>
            <office:change-info>
              <dc:creator>Martin Weigt</dc:creator>
              <dc:date>2021-03-01T20:48:00</dc:date>
            </office:change-info>
          </text:insertion>
        </text:changed-region>
        <text:changed-region xml:id="ct140656880331296" text:id="ct140656880331296">
          <text:format-change>
            <office:change-info>
              <dc:creator>Martin Weigt</dc:creator>
              <dc:date>2021-03-01T21:08:00</dc:date>
            </office:change-info>
          </text:format-change>
        </text:changed-region>
        <text:changed-region xml:id="ct140656874415616" text:id="ct140656874415616">
          <text:deletion>
            <office:change-info>
              <dc:creator>Martin Weigt</dc:creator>
              <dc:date>2021-03-01T20:48:00</dc:date>
            </office:change-info>
            <text:p text:style-name="P3"><text:span text:style-name="T3">considered it</text:span></text:p>
          </text:deletion>
        </text:changed-region>
        <text:changed-region xml:id="ct140656867090864" text:id="ct140656867090864">
          <text:insertion>
            <office:change-info>
              <dc:creator>Martin Weigt</dc:creator>
              <dc:date>2021-03-01T20:48:00</dc:date>
            </office:change-info>
          </text:insertion>
        </text:changed-region>
        <text:changed-region xml:id="ct140656880331488" text:id="ct140656880331488">
          <text:format-change>
            <office:change-info>
              <dc:creator>Martin Weigt</dc:creator>
              <dc:date>2021-03-01T21:08:00</dc:date>
            </office:change-info>
          </text:format-change>
        </text:changed-region>
        <text:changed-region xml:id="ct140656868063616" text:id="ct140656868063616">
          <text:deletion>
            <office:change-info>
              <dc:creator>Unknown Author</dc:creator>
              <dc:date>2021-03-01T15:34:20</dc:date>
            </office:change-info>
            <text:p text:style-name="P3"><text:span text:style-name="T2">Molecular Biology and Evolution</text:span></text:p>
          </text:deletion>
        </text:changed-region>
        <text:changed-region xml:id="ct140656868063424" text:id="ct140656868063424">
          <text:insertion>
            <office:change-info>
              <dc:creator>Unknown Author</dc:creator>
              <dc:date>2021-03-01T15:34:20</dc:date>
            </office:change-info>
          </text:insertion>
        </text:changed-region>
        <text:changed-region xml:id="ct140656868063232" text:id="ct140656868063232">
          <text:insertion>
            <office:change-info>
              <dc:creator>Martin Weigt</dc:creator>
              <dc:date>2021-03-01T20:49:00</dc:date>
            </office:change-info>
          </text:insertion>
        </text:changed-region>
        <text:changed-region xml:id="ct140656879629504" text:id="ct140656879629504">
          <text:format-change>
            <office:change-info>
              <dc:creator>Martin Weigt</dc:creator>
              <dc:date>2021-03-01T21:08:00</dc:date>
            </office:change-info>
          </text:format-change>
        </text:changed-region>
        <text:changed-region xml:id="ct140656868062848" text:id="ct140656868062848">
          <text:insertion>
            <office:change-info>
              <dc:creator>Unknown Author</dc:creator>
              <dc:date>2021-03-01T15:51:25</dc:date>
            </office:change-info>
          </text:insertion>
        </text:changed-region>
        <text:changed-region xml:id="ct140656868062656" text:id="ct140656868062656">
          <text:insertion>
            <office:change-info>
              <dc:creator>Unknown Author</dc:creator>
              <dc:date>2021-03-01T15:42:14</dc:date>
            </office:change-info>
          </text:insertion>
        </text:changed-region>
        <text:changed-region xml:id="ct140656868062464" text:id="ct140656868062464">
          <text:deletion>
            <office:change-info>
              <dc:creator>Martin Weigt</dc:creator>
              <dc:date>2021-03-01T20:49:00</dc:date>
            </office:change-info>
            <text:p text:style-name="P4"><text:span text:style-name="T4"><text:s/>a</text:span></text:p>
          </text:deletion>
          <text:insertion>
            <office:change-info office:chg-author="Unknown Author" office:chg-date-time="2021-03-01T15:42:14"/>
          </text:insertion>
        </text:changed-region>
        <text:changed-region xml:id="ct140656868062272" text:id="ct140656868062272">
          <text:insertion>
            <office:change-info>
              <dc:creator>Unknown Author</dc:creator>
              <dc:date>2021-03-01T15:42:14</dc:date>
            </office:change-info>
          </text:insertion>
        </text:changed-region>
        <text:changed-region xml:id="ct140656868062080" text:id="ct140656868062080">
          <text:insertion>
            <office:change-info>
              <dc:creator>Martin Weigt</dc:creator>
              <dc:date>2021-03-01T20:49:00</dc:date>
            </office:change-info>
          </text:insertion>
        </text:changed-region>
        <text:changed-region xml:id="ct140656868061888" text:id="ct140656868061888">
          <text:deletion>
            <office:change-info>
              <dc:creator>Martin Weigt</dc:creator>
              <dc:date>2021-03-01T20:49:00</dc:date>
            </office:change-info>
            <text:p text:style-name="P4"><text:span text:style-name="T4">the</text:span></text:p>
          </text:deletion>
          <text:insertion>
            <office:change-info office:chg-author="Unknown Author" office:chg-date-time="2021-03-01T15:42:14"/>
          </text:insertion>
        </text:changed-region>
        <text:changed-region xml:id="ct140656868061696" text:id="ct140656868061696">
          <text:insertion>
            <office:change-info>
              <dc:creator>Unknown Author</dc:creator>
              <dc:date>2021-03-01T15:42:14</dc:date>
            </office:change-info>
          </text:insertion>
        </text:changed-region>
        <text:changed-region xml:id="ct140656868061504" text:id="ct140656868061504">
          <text:deletion>
            <office:change-info>
              <dc:creator>Martin Weigt</dc:creator>
              <dc:date>2021-03-01T20:49:00</dc:date>
            </office:change-info>
            <text:p text:style-name="P4"><text:span text:style-name="T5">s</text:span><text:span text:style-name="T4"> methods</text:span></text:p>
          </text:deletion>
          <text:insertion>
            <office:change-info office:chg-author="Unknown Author" office:chg-date-time="2021-03-01T15:42:14"/>
          </text:insertion>
        </text:changed-region>
        <text:changed-region xml:id="ct140656868061312" text:id="ct140656868061312">
          <text:insertion>
            <office:change-info>
              <dc:creator>Martin Weigt</dc:creator>
              <dc:date>2021-03-01T20:49:00</dc:date>
            </office:change-info>
          </text:insertion>
        </text:changed-region>
        <text:changed-region xml:id="ct140656868061120" text:id="ct140656868061120">
          <text:insertion>
            <office:change-info>
              <dc:creator>Unknown Author</dc:creator>
              <dc:date>2021-03-01T15:42:14</dc:date>
            </office:change-info>
          </text:insertion>
        </text:changed-region>
        <text:changed-region xml:id="ct140656868060928" text:id="ct140656868060928">
          <text:insertion>
            <office:change-info>
              <dc:creator>Unknown Author</dc:creator>
              <dc:date>2021-03-01T15:43:42</dc:date>
            </office:change-info>
          </text:insertion>
        </text:changed-region>
        <text:changed-region xml:id="ct140656868060736" text:id="ct140656868060736">
          <text:insertion>
            <office:change-info>
              <dc:creator>Unknown Author</dc:creator>
              <dc:date>2021-03-01T15:44:16</dc:date>
            </office:change-info>
          </text:insertion>
        </text:changed-region>
        <text:changed-region xml:id="ct140656868060544" text:id="ct140656868060544">
          <text:insertion>
            <office:change-info>
              <dc:creator>Martin Weigt</dc:creator>
              <dc:date>2021-03-01T20:49:00</dc:date>
            </office:change-info>
          </text:insertion>
        </text:changed-region>
        <text:changed-region xml:id="ct140656868060352" text:id="ct140656868060352">
          <text:insertion>
            <office:change-info>
              <dc:creator>Unknown Author</dc:creator>
              <dc:date>2021-03-01T15:44:16</dc:date>
            </office:change-info>
          </text:insertion>
        </text:changed-region>
        <text:changed-region xml:id="ct140656868060160" text:id="ct140656868060160">
          <text:insertion>
            <office:change-info>
              <dc:creator>Unknown Author</dc:creator>
              <dc:date>2021-03-01T15:45:00</dc:date>
            </office:change-info>
          </text:insertion>
        </text:changed-region>
        <text:changed-region xml:id="ct140656868059968" text:id="ct140656868059968">
          <text:insertion>
            <office:change-info>
              <dc:creator>Unknown Author</dc:creator>
              <dc:date>2021-03-01T15:46:27</dc:date>
            </office:change-info>
          </text:insertion>
        </text:changed-region>
        <text:changed-region xml:id="ct140656868059776" text:id="ct140656868059776">
          <text:insertion>
            <office:change-info>
              <dc:creator>Unknown Author</dc:creator>
              <dc:date>2021-03-01T15:47:25</dc:date>
            </office:change-info>
          </text:insertion>
        </text:changed-region>
        <text:changed-region xml:id="ct140656868059584" text:id="ct140656868059584">
          <text:insertion>
            <office:change-info>
              <dc:creator>Unknown Author</dc:creator>
              <dc:date>2021-03-01T15:48:25</dc:date>
            </office:change-info>
          </text:insertion>
        </text:changed-region>
        <text:changed-region xml:id="ct140656868059392" text:id="ct140656868059392">
          <text:insertion>
            <office:change-info>
              <dc:creator>Unknown Author</dc:creator>
              <dc:date>2021-03-01T16:51:50</dc:date>
            </office:change-info>
          </text:insertion>
        </text:changed-region>
        <text:changed-region xml:id="ct140656868059200" text:id="ct140656868059200">
          <text:insertion>
            <office:change-info>
              <dc:creator>Unknown Author</dc:creator>
              <dc:date>2021-03-01T15:49:06</dc:date>
            </office:change-info>
          </text:insertion>
        </text:changed-region>
        <text:changed-region xml:id="ct140656868059008" text:id="ct140656868059008">
          <text:deletion>
            <office:change-info>
              <dc:creator>Martin Weigt</dc:creator>
              <dc:date>2021-03-01T20:51:00</dc:date>
            </office:change-info>
            <text:p text:style-name="P4"><text:span text:style-name="T6"><text:s/>The underlying idea is to use characteristics of </text:span><text:span text:style-name="T7">homologous</text:span><text:span text:style-name="T8"> genes or organisms, </text:span><text:span text:style-name="T7">i.e.</text:span><text:span text:style-name="T8"> related by a common ancestry, to model the selection forces acting on them.</text:span></text:p>
          </text:deletion>
          <text:insertion>
            <office:change-info office:chg-author="Unknown Author" office:chg-date-time="2021-03-01T15:49:06"/>
          </text:insertion>
        </text:changed-region>
        <text:changed-region xml:id="ct140656868058816" text:id="ct140656868058816">
          <text:insertion>
            <office:change-info>
              <dc:creator>Unknown Author</dc:creator>
              <dc:date>2021-03-01T15:49:06</dc:date>
            </office:change-info>
          </text:insertion>
        </text:changed-region>
        <text:changed-region xml:id="ct140656868058624" text:id="ct140656868058624">
          <text:deletion>
            <office:change-info>
              <dc:creator>Martin Weigt</dc:creator>
              <dc:date>2021-03-01T20:51:00</dc:date>
            </office:change-info>
            <text:p text:style-name="P4"><text:span text:style-name="T8"><text:s/>in that matter</text:span></text:p>
          </text:deletion>
          <text:insertion>
            <office:change-info office:chg-author="Unknown Author" office:chg-date-time="2021-03-01T15:49:06"/>
          </text:insertion>
        </text:changed-region>
        <text:changed-region xml:id="ct140656868058432" text:id="ct140656868058432">
          <text:insertion>
            <office:change-info>
              <dc:creator>Unknown Author</dc:creator>
              <dc:date>2021-03-01T15:49:06</dc:date>
            </office:change-info>
          </text:insertion>
        </text:changed-region>
        <text:changed-region xml:id="ct140656868058240" text:id="ct140656868058240">
          <text:insertion>
            <office:change-info>
              <dc:creator>Martin Weigt</dc:creator>
              <dc:date>2021-03-01T20:51:00</dc:date>
            </office:change-info>
          </text:insertion>
        </text:changed-region>
        <text:changed-region xml:id="ct140656868058048" text:id="ct140656868058048">
          <text:insertion>
            <office:change-info>
              <dc:creator>Unknown Author</dc:creator>
              <dc:date>2021-03-01T15:49:06</dc:date>
            </office:change-info>
          </text:insertion>
        </text:changed-region>
        <text:changed-region xml:id="ct140656868057856" text:id="ct140656868057856">
          <text:deletion>
            <office:change-info>
              <dc:creator>Martin Weigt</dc:creator>
              <dc:date>2021-03-01T20:51:00</dc:date>
            </office:change-info>
            <text:p text:style-name="P4"><text:span text:style-name="T8"><text:s/>method</text:span></text:p>
          </text:deletion>
          <text:insertion>
            <office:change-info office:chg-author="Unknown Author" office:chg-date-time="2021-03-01T15:49:06"/>
          </text:insertion>
        </text:changed-region>
        <text:changed-region xml:id="ct140656868057664" text:id="ct140656868057664">
          <text:insertion>
            <office:change-info>
              <dc:creator>Martin Weigt</dc:creator>
              <dc:date>2021-03-01T20:51:00</dc:date>
            </office:change-info>
          </text:insertion>
        </text:changed-region>
        <text:changed-region xml:id="ct140656868057472" text:id="ct140656868057472">
          <text:insertion>
            <office:change-info>
              <dc:creator>Unknown Author</dc:creator>
              <dc:date>2021-03-01T15:49:06</dc:date>
            </office:change-info>
          </text:insertion>
        </text:changed-region>
        <text:changed-region xml:id="ct140656868057280" text:id="ct140656868057280">
          <text:deletion>
            <office:change-info>
              <dc:creator>Martin Weigt</dc:creator>
              <dc:date>2021-03-01T20:51:00</dc:date>
            </office:change-info>
            <text:p text:style-name="P4"><text:span text:style-name="T8">. In this context,</text:span></text:p>
          </text:deletion>
          <text:insertion>
            <office:change-info office:chg-author="Unknown Author" office:chg-date-time="2021-03-01T15:49:06"/>
          </text:insertion>
        </text:changed-region>
        <text:changed-region xml:id="ct140656868057088" text:id="ct140656868057088">
          <text:insertion>
            <office:change-info>
              <dc:creator>Martin Weigt</dc:creator>
              <dc:date>2021-03-01T20:51:00</dc:date>
            </office:change-info>
          </text:insertion>
        </text:changed-region>
        <text:changed-region xml:id="ct140656868056896" text:id="ct140656868056896">
          <text:insertion>
            <office:change-info>
              <dc:creator>Unknown Author</dc:creator>
              <dc:date>2021-03-01T15:49:06</dc:date>
            </office:change-info>
          </text:insertion>
        </text:changed-region>
        <text:changed-region xml:id="ct140656868056704" text:id="ct140656868056704">
          <text:deletion>
            <office:change-info>
              <dc:creator>Martin Weigt</dc:creator>
              <dc:date>2021-03-01T20:52:00</dc:date>
            </office:change-info>
            <text:p text:style-name="P4"><text:span text:style-name="T8">s</text:span></text:p>
          </text:deletion>
          <text:insertion>
            <office:change-info office:chg-author="Unknown Author" office:chg-date-time="2021-03-01T15:49:06"/>
          </text:insertion>
        </text:changed-region>
        <text:changed-region xml:id="ct140656868056512" text:id="ct140656868056512">
          <text:insertion>
            <office:change-info>
              <dc:creator>Martin Weigt</dc:creator>
              <dc:date>2021-03-01T20:52:00</dc:date>
            </office:change-info>
          </text:insertion>
        </text:changed-region>
        <text:changed-region xml:id="ct140656868056320" text:id="ct140656868056320">
          <text:insertion>
            <office:change-info>
              <dc:creator>Unknown Author</dc:creator>
              <dc:date>2021-03-01T15:49:06</dc:date>
            </office:change-info>
          </text:insertion>
        </text:changed-region>
        <text:changed-region xml:id="ct140656868056128" text:id="ct140656868056128">
          <text:insertion>
            <office:change-info>
              <dc:creator>Martin Weigt</dc:creator>
              <dc:date>2021-03-01T20:52:00</dc:date>
            </office:change-info>
          </text:insertion>
        </text:changed-region>
        <text:changed-region xml:id="ct140656868055936" text:id="ct140656868055936">
          <text:insertion>
            <office:change-info>
              <dc:creator>Unknown Author</dc:creator>
              <dc:date>2021-03-01T15:49:06</dc:date>
            </office:change-info>
          </text:insertion>
        </text:changed-region>
        <text:changed-region xml:id="ct140656868055744" text:id="ct140656868055744">
          <text:deletion>
            <office:change-info>
              <dc:creator>Martin Weigt</dc:creator>
              <dc:date>2021-03-01T20:52:00</dc:date>
            </office:change-info>
            <text:p text:style-name="P4"><text:span text:style-name="T8"><text:s/>of the proteins or</text:span></text:p>
          </text:deletion>
          <text:insertion>
            <office:change-info office:chg-author="Unknown Author" office:chg-date-time="2021-03-01T15:49:06"/>
          </text:insertion>
        </text:changed-region>
        <text:changed-region xml:id="ct140656868055552" text:id="ct140656868055552">
          <text:insertion>
            <office:change-info>
              <dc:creator>Martin Weigt</dc:creator>
              <dc:date>2021-03-01T20:52:00</dc:date>
            </office:change-info>
          </text:insertion>
        </text:changed-region>
        <text:changed-region xml:id="ct140656868055360" text:id="ct140656868055360">
          <text:insertion>
            <office:change-info>
              <dc:creator>Martin Weigt</dc:creator>
              <dc:date>2021-03-01T20:53:00</dc:date>
            </office:change-info>
          </text:insertion>
        </text:changed-region>
        <text:changed-region xml:id="ct140656868055168" text:id="ct140656868055168">
          <text:insertion>
            <office:change-info>
              <dc:creator>Unknown Author</dc:creator>
              <dc:date>2021-03-01T15:49:06</dc:date>
            </office:change-info>
          </text:insertion>
        </text:changed-region>
        <text:changed-region xml:id="ct140656868054976" text:id="ct140656868054976">
          <text:deletion>
            <office:change-info>
              <dc:creator>Martin Weigt</dc:creator>
              <dc:date>2021-03-01T20:53:00</dc:date>
            </office:change-info>
            <text:p text:style-name="P4"><text:span text:style-name="T8">new</text:span></text:p>
          </text:deletion>
          <text:insertion>
            <office:change-info office:chg-author="Unknown Author" office:chg-date-time="2021-03-01T15:49:06"/>
          </text:insertion>
        </text:changed-region>
        <text:changed-region xml:id="ct140656868054784" text:id="ct140656868054784">
          <text:insertion>
            <office:change-info>
              <dc:creator>Martin Weigt</dc:creator>
              <dc:date>2021-03-01T20:53:00</dc:date>
            </office:change-info>
          </text:insertion>
        </text:changed-region>
        <text:changed-region xml:id="ct140656868054592" text:id="ct140656868054592">
          <text:insertion>
            <office:change-info>
              <dc:creator>Unknown Author</dc:creator>
              <dc:date>2021-03-01T15:49:06</dc:date>
            </office:change-info>
          </text:insertion>
        </text:changed-region>
        <text:changed-region xml:id="ct140656868054400" text:id="ct140656868054400">
          <text:deletion>
            <office:change-info>
              <dc:creator>Martin Weigt</dc:creator>
              <dc:date>2021-03-01T20:53:00</dc:date>
            </office:change-info>
            <text:p text:style-name="P4"><text:span text:style-name="T8"><text:s/>of functional protein</text:span></text:p>
          </text:deletion>
          <text:insertion>
            <office:change-info office:chg-author="Unknown Author" office:chg-date-time="2021-03-01T15:49:06"/>
          </text:insertion>
        </text:changed-region>
        <text:changed-region xml:id="ct140656868054208" text:id="ct140656868054208">
          <text:insertion>
            <office:change-info>
              <dc:creator>Unknown Author</dc:creator>
              <dc:date>2021-03-01T15:49:06</dc:date>
            </office:change-info>
          </text:insertion>
        </text:changed-region>
        <text:changed-region xml:id="ct140656868054016" text:id="ct140656868054016">
          <text:deletion>
            <office:change-info>
              <dc:creator>Martin Weigt</dc:creator>
              <dc:date>2021-03-01T20:54:00</dc:date>
            </office:change-info>
            <text:p text:style-name="P4"><text:span text:style-name="T9"/></text:p>
            <text:p text:style-name="P4"><text:span text:style-name="T9"/></text:p>
          </text:deletion>
          <text:insertion>
            <office:change-info office:chg-author="Unknown Author" office:chg-date-time="2021-03-01T16:52:49"/>
          </text:insertion>
        </text:changed-region>
        <text:changed-region xml:id="ct140656868053824" text:id="ct140656868053824">
          <text:insertion>
            <office:change-info>
              <dc:creator>Unknown Author</dc:creator>
              <dc:date>2021-03-01T16:11:16</dc:date>
            </office:change-info>
          </text:insertion>
        </text:changed-region>
        <text:changed-region xml:id="ct140656868053632" text:id="ct140656868053632">
          <text:deletion>
            <office:change-info>
              <dc:creator>Martin Weigt</dc:creator>
              <dc:date>2021-03-01T20:54:00</dc:date>
            </office:change-info>
            <text:p text:style-name="P4"><text:span text:style-name="T6"/></text:p>
            <text:p text:style-name="P5"><text:span text:style-name="T6"/></text:p>
          </text:deletion>
          <text:insertion>
            <office:change-info office:chg-author="Unknown Author" office:chg-date-time="2021-03-01T16:11:16"/>
          </text:insertion>
        </text:changed-region>
        <text:changed-region xml:id="ct140656868053440" text:id="ct140656868053440">
          <text:insertion>
            <office:change-info>
              <dc:creator>Unknown Author</dc:creator>
              <dc:date>2021-03-01T16:11:16</dc:date>
            </office:change-info>
          </text:insertion>
        </text:changed-region>
        <text:changed-region xml:id="ct140656868053248" text:id="ct140656868053248">
          <text:insertion>
            <office:change-info>
              <dc:creator>Martin Weigt</dc:creator>
              <dc:date>2021-03-01T20:55:00</dc:date>
            </office:change-info>
          </text:insertion>
        </text:changed-region>
        <text:changed-region xml:id="ct140656868053056" text:id="ct140656868053056">
          <text:insertion>
            <office:change-info>
              <dc:creator>Unknown Author</dc:creator>
              <dc:date>2021-03-01T16:11:16</dc:date>
            </office:change-info>
          </text:insertion>
        </text:changed-region>
        <text:changed-region xml:id="ct140656868052864" text:id="ct140656868052864">
          <text:deletion>
            <office:change-info>
              <dc:creator>Martin Weigt</dc:creator>
              <dc:date>2021-03-01T20:55:00</dc:date>
            </office:change-info>
            <text:p text:style-name="P4"><text:span text:style-name="T8"><text:s/></text:span></text:p>
          </text:deletion>
          <text:insertion>
            <office:change-info office:chg-author="Unknown Author" office:chg-date-time="2021-03-01T16:11:16"/>
          </text:insertion>
        </text:changed-region>
        <text:changed-region xml:id="ct140656868052672" text:id="ct140656868052672">
          <text:insertion>
            <office:change-info>
              <dc:creator>Unknown Author</dc:creator>
              <dc:date>2021-03-01T16:11:16</dc:date>
            </office:change-info>
          </text:insertion>
        </text:changed-region>
        <text:changed-region xml:id="ct140656868052480" text:id="ct140656868052480">
          <text:insertion>
            <office:change-info>
              <dc:creator>Martin Weigt</dc:creator>
              <dc:date>2021-03-01T20:57:00</dc:date>
            </office:change-info>
          </text:insertion>
        </text:changed-region>
        <text:changed-region xml:id="ct140656868052288" text:id="ct140656868052288">
          <text:insertion>
            <office:change-info>
              <dc:creator>Unknown Author</dc:creator>
              <dc:date>2021-03-01T16:11:16</dc:date>
            </office:change-info>
          </text:insertion>
        </text:changed-region>
        <text:changed-region xml:id="ct140656868052096" text:id="ct140656868052096">
          <text:insertion>
            <office:change-info>
              <dc:creator>Martin Weigt</dc:creator>
              <dc:date>2021-03-01T20:56:00</dc:date>
            </office:change-info>
          </text:insertion>
        </text:changed-region>
        <text:changed-region xml:id="ct140656868051904" text:id="ct140656868051904">
          <text:insertion>
            <office:change-info>
              <dc:creator>Unknown Author</dc:creator>
              <dc:date>2021-03-01T16:11:16</dc:date>
            </office:change-info>
          </text:insertion>
        </text:changed-region>
        <text:changed-region xml:id="ct140656868051712" text:id="ct140656868051712">
          <text:insertion>
            <office:change-info>
              <dc:creator>Martin Weigt</dc:creator>
              <dc:date>2021-03-01T21:01:00</dc:date>
            </office:change-info>
          </text:insertion>
        </text:changed-region>
        <text:changed-region xml:id="ct140656868051520" text:id="ct140656868051520">
          <text:insertion>
            <office:change-info>
              <dc:creator>Unknown Author</dc:creator>
              <dc:date>2021-03-01T16:11:16</dc:date>
            </office:change-info>
          </text:insertion>
        </text:changed-region>
        <text:changed-region xml:id="ct140656868051328" text:id="ct140656868051328">
          <text:deletion>
            <office:change-info>
              <dc:creator>Martin Weigt</dc:creator>
              <dc:date>2021-03-01T21:02:00</dc:date>
            </office:change-info>
            <text:p text:style-name="P4"><text:span text:style-name="T8"><text:s/></text:span></text:p>
          </text:deletion>
          <text:insertion>
            <office:change-info office:chg-author="Unknown Author" office:chg-date-time="2021-03-01T16:11:16"/>
          </text:insertion>
        </text:changed-region>
        <text:changed-region xml:id="ct140656868051136" text:id="ct140656868051136">
          <text:insertion>
            <office:change-info>
              <dc:creator>Unknown Author</dc:creator>
              <dc:date>2021-03-01T16:11:16</dc:date>
            </office:change-info>
          </text:insertion>
        </text:changed-region>
        <text:changed-region xml:id="ct140656868050944" text:id="ct140656868050944">
          <text:insertion>
            <office:change-info>
              <dc:creator>Martin Weigt</dc:creator>
              <dc:date>2021-03-01T21:02:00</dc:date>
            </office:change-info>
          </text:insertion>
        </text:changed-region>
        <text:changed-region xml:id="ct140656868050752" text:id="ct140656868050752">
          <text:deletion>
            <office:change-info>
              <dc:creator>Martin Weigt</dc:creator>
              <dc:date>2021-03-01T21:03:00</dc:date>
            </office:change-info>
            <text:p text:style-name="P4"><text:span text:style-name="T8"><text:line-break/></text:span></text:p>
          </text:deletion>
          <text:insertion>
            <office:change-info office:chg-author="Unknown Author" office:chg-date-time="2021-03-01T16:11:16"/>
          </text:insertion>
        </text:changed-region>
        <text:changed-region xml:id="ct140656868050560" text:id="ct140656868050560">
          <text:insertion>
            <office:change-info>
              <dc:creator>Unknown Author</dc:creator>
              <dc:date>2021-03-01T16:11:16</dc:date>
            </office:change-info>
          </text:insertion>
        </text:changed-region>
        <text:changed-region xml:id="ct140656868050368" text:id="ct140656868050368">
          <text:deletion>
            <office:change-info>
              <dc:creator>Martin Weigt</dc:creator>
              <dc:date>2021-03-01T21:03:00</dc:date>
            </office:change-info>
            <text:p text:style-name="P4"><text:span text:style-name="T8"><text:s/>purely methodological remains</text:span></text:p>
          </text:deletion>
          <text:insertion>
            <office:change-info office:chg-author="Unknown Author" office:chg-date-time="2021-03-01T16:11:16"/>
          </text:insertion>
        </text:changed-region>
        <text:changed-region xml:id="ct140656868050176" text:id="ct140656868050176">
          <text:insertion>
            <office:change-info>
              <dc:creator>Martin Weigt</dc:creator>
              <dc:date>2021-03-01T21:03:00</dc:date>
            </office:change-info>
          </text:insertion>
        </text:changed-region>
        <text:changed-region xml:id="ct140656868049984" text:id="ct140656868049984">
          <text:insertion>
            <office:change-info>
              <dc:creator>Unknown Author</dc:creator>
              <dc:date>2021-03-01T16:11:16</dc:date>
            </office:change-info>
          </text:insertion>
        </text:changed-region>
        <text:changed-region xml:id="ct140656868049792" text:id="ct140656868049792">
          <text:insertion>
            <office:change-info>
              <dc:creator>Martin Weigt</dc:creator>
              <dc:date>2021-03-01T21:04:00</dc:date>
            </office:change-info>
          </text:insertion>
        </text:changed-region>
        <text:changed-region xml:id="ct140656868049600" text:id="ct140656868049600">
          <text:insertion>
            <office:change-info>
              <dc:creator>Unknown Author</dc:creator>
              <dc:date>2021-03-01T16:11:16</dc:date>
            </office:change-info>
          </text:insertion>
        </text:changed-region>
        <text:changed-region xml:id="ct140656868049408" text:id="ct140656868049408">
          <text:deletion>
            <office:change-info>
              <dc:creator>Martin Weigt</dc:creator>
              <dc:date>2021-03-01T21:04:00</dc:date>
            </office:change-info>
            <text:p text:style-name="P4"><text:span text:style-name="T8">s</text:span></text:p>
          </text:deletion>
          <text:insertion>
            <office:change-info office:chg-author="Unknown Author" office:chg-date-time="2021-03-01T16:11:16"/>
          </text:insertion>
        </text:changed-region>
        <text:changed-region xml:id="ct140656868049216" text:id="ct140656868049216">
          <text:insertion>
            <office:change-info>
              <dc:creator>Unknown Author</dc:creator>
              <dc:date>2021-03-01T16:11:16</dc:date>
            </office:change-info>
          </text:insertion>
        </text:changed-region>
        <text:changed-region xml:id="ct140656868049024" text:id="ct140656868049024">
          <text:insertion>
            <office:change-info>
              <dc:creator>Unknown Author</dc:creator>
              <dc:date>2021-03-01T16:44:33</dc:date>
            </office:change-info>
          </text:insertion>
        </text:changed-region>
        <text:changed-region xml:id="ct140656868048832" text:id="ct140656868048832">
          <text:deletion>
            <office:change-info>
              <dc:creator>Unknown Author</dc:creator>
              <dc:date>2021-03-01T15:25:57</dc:date>
            </office:change-info>
            <text:p text:style-name="P4"><text:span text:style-name="T3"><text:s/>goal of improving vaccine selection strategies. The present manuscript thus represents a different and complementary approach for tackling the problem of influenza evolution, both in terms of methodology and of objectives. influenza virus population with thecomposition of future </text:span></text:p>
          </text:deletion>
        </text:changed-region>
        <text:changed-region xml:id="ct140656868048640" text:id="ct140656868048640">
          <text:deletion>
            <office:change-info>
              <dc:creator>Richard Neher</dc:creator>
              <dc:date>2020-08-27T17:59:00</dc:date>
            </office:change-info>
            <text:p text:style-name="P4"><text:span text:style-name="T3">future frequencies of clades with the explicit</text:span></text:p>
          </text:deletion>
        </text:changed-region>
        <text:changed-region xml:id="ct140656868048448" text:id="ct140656868048448">
          <text:deletion>
            <office:change-info>
              <dc:creator>Unknown Author</dc:creator>
              <dc:date>2021-03-01T15:25:57</dc:date>
            </office:change-info>
            <text:p text:style-name="P4"><text:span text:style-name="T3">to predict the based on sequences and serology <text:s/>models </text:span></text:p>
          </text:deletion>
        </text:changed-region>
        <text:changed-region xml:id="ct140656868048256" text:id="ct140656868048256">
          <text:deletion>
            <office:change-info>
              <dc:creator>Richard Neher</dc:creator>
              <dc:date>2020-08-27T18:00:00</dc:date>
            </office:change-info>
            <text:p text:style-name="P4"><text:span text:style-name="T3">based</text:span></text:p>
          </text:deletion>
        </text:changed-region>
        <text:changed-region xml:id="ct140656868048064" text:id="ct140656868048064">
          <text:deletion>
            <office:change-info>
              <dc:creator>Unknown Author</dc:creator>
              <dc:date>2021-03-01T15:25:57</dc:date>
            </office:change-info>
            <text:p text:style-name="P4"><text:span text:style-name="T3"><text:s/>and is model-free, Huddleston et. al. uses fitness s</text:span></text:p>
          </text:deletion>
        </text:changed-region>
        <text:changed-region xml:id="ct140656868047872" text:id="ct140656868047872">
          <text:deletion>
            <office:change-info>
              <dc:creator>Richard Neher</dc:creator>
              <dc:date>2020-08-27T18:15:00</dc:date>
            </office:change-info>
            <text:p text:style-name="P4"><text:span text:style-name="T3">s</text:span></text:p>
          </text:deletion>
        </text:changed-region>
        <text:changed-region xml:id="ct140656868047680" text:id="ct140656868047680">
          <text:deletion>
            <office:change-info>
              <dc:creator>Unknown Author</dc:creator>
              <dc:date>2021-03-01T15:25:57</dc:date>
            </office:change-info>
            <text:p text:style-name="P4"><text:span text:style-name="T3"><text:s/>dynamic. As opposed to the present manuscript which focuses on mutation</text:span></text:p>
          </text:deletion>
        </text:changed-region>
        <text:changed-region xml:id="ct140656868047488" text:id="ct140656868047488">
          <text:deletion>
            <office:change-info>
              <dc:creator>Richard Neher</dc:creator>
              <dc:date>2020-08-27T17:59:00</dc:date>
            </office:change-info>
            <text:p text:style-name="P4"><text:span text:style-name="T3">we consider on the contrary that they are complementary</text:span></text:p>
          </text:deletion>
        </text:changed-region>
        <text:changed-region xml:id="ct140656868047296" text:id="ct140656868047296">
          <text:deletion>
            <office:change-info>
              <dc:creator>Unknown Author</dc:creator>
              <dc:date>2021-03-01T15:25:57</dc:date>
            </office:change-info>
            <text:p text:style-name="P4"><text:span text:style-name="T10">they</text:span><text:span text:style-name="T3"> are in fact compatible and complementary, glance at first </text:span></text:p>
            <text:p text:style-name="P5"><text:span text:style-name="T3">This manuscript is closely related to the recently published article by us entitled </text:span><text:span text:style-name="T2">Integrating genotypes and phenotypes improves long-term forecasts of seasonal influenza A/H3N2 evolution</text:span><text:span text:style-name="T3"> by Huddleston </text:span><text:span text:style-name="T2">et. al. </text:span><text:span text:style-name="T3">While these two works may seem contradictory</text:span></text:p>
          </text:deletion>
        </text:changed-region>
        <text:changed-region xml:id="ct140656868047104" text:id="ct140656868047104">
          <text:deletion>
            <office:change-info>
              <dc:creator>Richard Neher</dc:creator>
              <dc:date>2020-08-27T17:57:00</dc:date>
            </office:change-info>
            <text:p text:style-name="P5"><text:span text:style-name="T11"/></text:p>
            <text:p text:style-name="P5"><text:span text:style-name="T3"/></text:p>
          </text:deletion>
        </text:changed-region>
        <text:changed-region xml:id="ct140656868046912" text:id="ct140656868046912">
          <text:deletion>
            <office:change-info>
              <dc:creator>Unknown Author</dc:creator>
              <dc:date>2021-03-01T15:25:57</dc:date>
            </office:change-info>
            <text:p text:style-name="P5"><text:span text:style-name="T3">, but not by predicting dynamics. <text:s/>well represent the future population</text:span></text:p>
          </text:deletion>
        </text:changed-region>
        <text:changed-region xml:id="ct140656868046720" text:id="ct140656868046720">
          <text:deletion>
            <office:change-info>
              <dc:creator>Richard Neher</dc:creator>
              <dc:date>2020-08-27T17:57:00</dc:date>
            </office:change-info>
            <text:p text:style-name="P5"><text:span text:style-name="T3">well</text:span></text:p>
          </text:deletion>
        </text:changed-region>
        <text:changed-region xml:id="ct140656868046528" text:id="ct140656868046528">
          <text:deletion>
            <office:change-info>
              <dc:creator>Unknown Author</dc:creator>
              <dc:date>2021-03-01T15:25:57</dc:date>
            </office:change-info>
            <text:p text:style-name="P5"><text:span text:style-name="T3">by picking strains that </text:span></text:p>
          </text:deletion>
        </text:changed-region>
        <text:changed-region xml:id="ct140656868046336" text:id="ct140656868046336">
          <text:deletion>
            <office:change-info>
              <dc:creator>Richard Neher</dc:creator>
              <dc:date>2020-08-27T17:56:00</dc:date>
            </office:change-info>
            <text:p text:style-name="P5"><text:span text:style-name="T3"><text:s/></text:span></text:p>
          </text:deletion>
        </text:changed-region>
        <text:changed-region xml:id="ct140656868046144" text:id="ct140656868046144">
          <text:deletion>
            <office:change-info>
              <dc:creator>Unknown Author</dc:creator>
              <dc:date>2021-03-01T15:25:57</dc:date>
            </office:change-info>
            <text:p text:style-name="P5"><text:span text:style-name="T3">, at least in part, <text:s/>contrasts with our observations, suggesting that influenza evolution is poorly described by these models. We also conclude that previous methods to predict influenza evolution work</text:span></text:p>
          </text:deletion>
        </text:changed-region>
        <text:changed-region xml:id="ct140656868045952" text:id="ct140656868045952">
          <text:deletion>
            <office:change-info>
              <dc:creator>Richard Neher</dc:creator>
              <dc:date>2020-08-27T18:14:00</dc:date>
            </office:change-info>
            <text:p text:style-name="P5"><text:span text:style-name="T3">strongly</text:span></text:p>
          </text:deletion>
        </text:changed-region>
        <text:changed-region xml:id="ct140656868045760" text:id="ct140656868045760">
          <text:deletion>
            <office:change-info>
              <dc:creator>Unknown Author</dc:creator>
              <dc:date>2021-03-01T15:25:57</dc:date>
            </office:change-info>
            <text:p text:style-name="P5"><text:span text:style-name="T3"><text:s/>our understanding of the evolution of influenza viruses. Typical models of adapting populations tend to generate frequency trajectories that show persistent behavior, making them predictable for some time. This challenge</text:span></text:p>
          </text:deletion>
        </text:changed-region>
        <text:changed-region xml:id="ct140656868045568" text:id="ct140656868045568">
          <text:deletion>
            <office:change-info>
              <dc:creator>Richard Neher</dc:creator>
              <dc:date>2020-08-27T17:56:00</dc:date>
            </office:change-info>
            <text:p text:style-name="P5"><text:span text:style-name="T3">raise several questions about</text:span></text:p>
          </text:deletion>
        </text:changed-region>
        <text:changed-region xml:id="ct140656868044256" text:id="ct140656868044256">
          <text:deletion>
            <office:change-info>
              <dc:creator>Unknown Author</dc:creator>
              <dc:date>2021-03-01T15:25:57</dc:date>
            </office:change-info>
            <text:p text:style-name="P5"><text:span text:style-name="T3">, the </text:span><text:span text:style-name="T2">consensus sequence</text:span><text:span text:style-name="T3">, performs as well as the </text:span><text:span text:style-name="T2">LBI. </text:span></text:p>
            <text:p text:style-name="P5"><text:span text:style-name="T3">Taken together, these findings </text:span></text:p>
          </text:deletion>
        </text:changed-region>
        <text:changed-region xml:id="ct140656868044064" text:id="ct140656868044064">
          <text:deletion>
            <office:change-info>
              <dc:creator>Richard Neher</dc:creator>
              <dc:date>2020-08-27T18:13:00</dc:date>
            </office:change-info>
            <text:p text:style-name="P5"><text:span text:style-name="T3">not modeling fitness</text:span></text:p>
          </text:deletion>
        </text:changed-region>
        <text:changed-region xml:id="ct140656868043872" text:id="ct140656868043872">
          <text:deletion>
            <office:change-info>
              <dc:creator>Unknown Author</dc:creator>
              <dc:date>2021-03-01T15:25:57</dc:date>
            </office:change-info>
            <text:p text:style-name="P5"><text:span text:style-name="T3">predictor <text:s/>naïvefixes in the population differs little from its current frequency, as would be observed for neutral evolution. Furthermore, properties of sequences or of their genealogy that are usually used to estimate fitness, such as mutations at epitope sites or the </text:span><text:span text:style-name="T2">Local Branching Index (LBI)</text:span><text:span text:style-name="T3">, were found to convey little to no information on fixation probability. Finally, we find that a </text:span></text:p>
          </text:deletion>
        </text:changed-region>
        <text:changed-region xml:id="ct140656868043680" text:id="ct140656868043680">
          <text:deletion>
            <office:change-info>
              <dc:creator>Richard Neher</dc:creator>
              <dc:date>2020-08-27T17:54:00</dc:date>
            </office:change-info>
            <text:p text:style-name="P5"><text:span text:style-name="T3">rising in frequency </text:span></text:p>
          </text:deletion>
        </text:changed-region>
        <text:changed-region xml:id="ct140656868041424" text:id="ct140656868041424">
          <text:deletion>
            <office:change-info>
              <dc:creator>Unknown Author</dc:creator>
              <dc:date>2021-03-01T15:25:57</dc:date>
            </office:change-info>
            <text:p text:style-name="P5"><text:span text:style-name="T3">mutation new . Secondly, the probability that a </text:span></text:p>
          </text:deletion>
        </text:changed-region>
        <text:changed-region xml:id="ct140656868041232" text:id="ct140656868041232">
          <text:deletion>
            <office:change-info>
              <dc:creator>Richard Neher</dc:creator>
              <dc:date>2020-08-27T18:11:00</dc:date>
            </office:change-info>
            <text:p text:style-name="P5"><text:span text:style-name="T3"><text:s/>in frequency</text:span></text:p>
          </text:deletion>
        </text:changed-region>
        <text:changed-region xml:id="ct140656868041040" text:id="ct140656868041040">
          <text:deletion>
            <office:change-info>
              <dc:creator>Unknown Author</dc:creator>
              <dc:date>2021-03-01T15:25:57</dc:date>
            </office:change-info>
            <text:p text:style-name="P5"><text:span text:style-name="T3"><text:s/>is as likely to keep rising as it is to decreasethe frequency</text:span></text:p>
          </text:deletion>
        </text:changed-region>
        <text:changed-region xml:id="ct140656868040848" text:id="ct140656868040848">
          <text:deletion>
            <office:change-info>
              <dc:creator>Richard Neher</dc:creator>
              <dc:date>2020-08-27T18:11:00</dc:date>
            </office:change-info>
            <text:p text:style-name="P5"><text:span text:style-name="T3">it</text:span></text:p>
          </text:deletion>
        </text:changed-region>
        <text:changed-region xml:id="ct140656868035184" text:id="ct140656868035184">
          <text:deletion>
            <office:change-info>
              <dc:creator>Unknown Author</dc:creator>
              <dc:date>2021-03-01T15:25:57</dc:date>
            </office:change-info>
            <text:p text:style-name="P5"><text:span text:style-name="T3">does not seem to contain any information about its future dynamics: on average, in the past <text:s/>rapid rise of the frequency of a mutation </text:span></text:p>
          </text:deletion>
        </text:changed-region>
        <text:changed-region xml:id="ct140656868034992" text:id="ct140656868034992">
          <text:deletion>
            <office:change-info>
              <dc:creator>Unknown Author</dc:creator>
              <dc:date>2020-08-27T18:40:21</dc:date>
            </office:change-info>
            <text:p text:style-name="P5"><text:span text:style-name="T3"><text:s/></text:span></text:p>
          </text:deletion>
        </text:changed-region>
        <text:changed-region xml:id="ct140656867794752" text:id="ct140656867794752">
          <text:deletion>
            <office:change-info>
              <dc:creator>Richard Neher</dc:creator>
              <dc:date>2020-08-27T17:53:00</dc:date>
            </office:change-info>
            <text:p text:style-name="P5"><text:span text:style-name="T3">fact that a trajectory rises in frequency for a certain amount of time </text:span></text:p>
          </text:deletion>
        </text:changed-region>
        <text:changed-region xml:id="ct140656867794560" text:id="ct140656867794560">
          <text:deletion>
            <office:change-info>
              <dc:creator>Unknown Author</dc:creator>
              <dc:date>2020-08-27T18:40:21</dc:date>
            </office:change-info>
            <text:p text:style-name="P5"><text:span text:style-name="T3">a</text:span></text:p>
          </text:deletion>
        </text:changed-region>
        <text:changed-region xml:id="ct140656868007040" text:id="ct140656868007040">
          <text:deletion>
            <office:change-info>
              <dc:creator>Unknown Author</dc:creator>
              <dc:date>2021-03-01T15:25:57</dc:date>
            </office:change-info>
            <text:p text:style-name="P5"><text:span text:style-name="T3">A</text:span></text:p>
          </text:deletion>
        </text:changed-region>
        <text:changed-region xml:id="ct140656867854528" text:id="ct140656867854528">
          <text:deletion>
            <office:change-info>
              <dc:creator>Richard Neher</dc:creator>
              <dc:date>2020-08-27T17:55:00</dc:date>
            </office:change-info>
            <text:p text:style-name="P5"><text:span text:style-name="T3">First, the</text:span></text:p>
          </text:deletion>
        </text:changed-region>
        <text:changed-region xml:id="ct140656867550816" text:id="ct140656867550816">
          <text:deletion>
            <office:change-info>
              <dc:creator>Unknown Author</dc:creator>
              <dc:date>2021-03-01T15:25:57</dc:date>
            </office:change-info>
            <text:p text:style-name="P5"><text:span text:style-name="T1">. </text:span></text:p>
            <text:p text:style-name="P5"><text:span text:style-name="T1">Surprisingly, we find that the predictability of these trajectories is very limited. <text:s/>can be predictedfixation or loss of such rising mutations </text:span></text:p>
          </text:deletion>
        </text:changed-region>
        <text:changed-region xml:id="ct140656867981968" text:id="ct140656867981968">
          <text:deletion>
            <office:change-info>
              <dc:creator>Richard Neher</dc:creator>
              <dc:date>2020-08-27T17:50:00</dc:date>
            </office:change-info>
            <text:p text:style-name="P5"><text:span text:style-name="T1"><text:s/>the </text:span></text:p>
          </text:deletion>
        </text:changed-region>
        <text:changed-region xml:id="ct140656867601472" text:id="ct140656867601472">
          <text:deletion>
            <office:change-info>
              <dc:creator>Unknown Author</dc:creator>
              <dc:date>2021-03-01T15:25:57</dc:date>
            </office:change-info>
            <text:p text:style-name="P5"><text:span text:style-name="T1">whether</text:span></text:p>
          </text:deletion>
        </text:changed-region>
        <text:changed-region xml:id="ct140656867730704" text:id="ct140656867730704">
          <text:deletion>
            <office:change-info>
              <dc:creator>Richard Neher</dc:creator>
              <dc:date>2020-08-27T17:50:00</dc:date>
            </office:change-info>
            <text:p text:style-name="P5"><text:span text:style-name="T1">the possibilities of predicting</text:span></text:p>
          </text:deletion>
        </text:changed-region>
        <text:changed-region xml:id="ct140656862257920" text:id="ct140656862257920">
          <text:deletion>
            <office:change-info>
              <dc:creator>Unknown Author</dc:creator>
              <dc:date>2021-03-01T15:25:57</dc:date>
            </office:change-info>
            <text:p text:style-name="P5"><text:span text:style-name="T1"><text:s/>frequency trajectories of mutations show sweep-like or “persistent” behavior, as would be expected in the case of mutations with positive fitness effects. We then investigated quantified the extent to which</text:span></text:p>
          </text:deletion>
        </text:changed-region>
        <text:changed-region xml:id="ct140656867590752" text:id="ct140656867590752">
          <text:deletion>
            <office:change-info>
              <dc:creator>Richard Neher</dc:creator>
              <dc:date>2020-08-27T17:49:00</dc:date>
            </office:change-info>
            <text:p text:style-name="P5"><text:span text:style-name="T1">tried to understand whether rising</text:span></text:p>
          </text:deletion>
        </text:changed-region>
        <text:changed-region xml:id="ct140656867598080" text:id="ct140656867598080">
          <text:deletion>
            <office:change-info>
              <dc:creator>Unknown Author</dc:creator>
              <dc:date>2021-03-01T15:25:57</dc:date>
            </office:change-info>
            <text:p text:style-name="P5"><text:span text:style-name="T1">, and differences in growth rates persist long enough to be predictive of the evolution. </text:span></text:p>
            <text:p text:style-name="P5"><text:span text:style-name="T1">In this work, we challenge these assumptions by a retrospective analysis of the frequency trajectories of mutations in A/H3N2 and A/H1N1pdm populations. We , or serology genealogy</text:span></text:p>
          </text:deletion>
        </text:changed-region>
        <text:changed-region xml:id="ct140656867999168" text:id="ct140656867999168">
          <text:deletion>
            <office:change-info>
              <dc:creator>Richard Neher</dc:creator>
              <dc:date>2020-08-27T17:48:00</dc:date>
            </office:change-info>
            <text:p text:style-name="P5"><text:span text:style-name="T1"><text:s/>or</text:span></text:p>
          </text:deletion>
        </text:changed-region>
        <text:changed-region xml:id="ct140656868023808" text:id="ct140656868023808">
          <text:deletion>
            <office:change-info>
              <dc:creator>Unknown Author</dc:creator>
              <dc:date>2021-03-01T15:25:57</dc:date>
            </office:change-info>
            <text:p text:style-name="P5"><text:span text:style-name="T1">,. Prediction methods are usually based on estimating fitness of circulating strains, and rely on two key assumptions: growth rate of strains or clades can be estimated from sequences for example to optimize the influenza vaccine,. A lot of effort has been directed at predicting this evolution</text:span></text:p>
          </text:deletion>
        </text:changed-region>
        <text:changed-region xml:id="ct140656867995744" text:id="ct140656867995744">
          <text:deletion>
            <office:change-info>
              <dc:creator>Richard Neher</dc:creator>
              <dc:date>2020-08-27T17:47:00</dc:date>
            </office:change-info>
            <text:p text:style-name="P5"><text:span text:style-name="T1"><text:s/>while avoiding vaccination strategies</text:span></text:p>
          </text:deletion>
        </text:changed-region>
        <text:changed-region xml:id="ct140656868030800" text:id="ct140656868030800">
          <text:deletion>
            <office:change-info>
              <dc:creator>Unknown Author</dc:creator>
              <dc:date>2021-03-01T15:25:57</dc:date>
            </office:change-info>
            <text:p text:style-name="P5"><text:span text:style-name="T1">Surface proteins HA and NA of influenza viruses continually evolve to escape host immunity. This allows influenza to infect a significant fraction of the human population every year</text:span></text:p>
          </text:deletion>
        </text:changed-region>
        <text:changed-region xml:id="ct140656868005312" text:id="ct140656868005312">
          <text:deletion>
            <office:change-info>
              <dc:creator>Unknown Author</dc:creator>
              <dc:date>2021-03-01T16:43:29</dc:date>
            </office:change-info>
            <text:p text:style-name="P5"><text:span text:style-name="T11"/></text:p>
            <text:p text:style-name="P5"><text:span text:style-name="T11"/></text:p>
          </text:deletion>
        </text:changed-region>
        <text:changed-region xml:id="ct140656868021600" text:id="ct140656868021600">
          <text:insertion>
            <office:change-info>
              <dc:creator>Unknown Author</dc:creator>
              <dc:date>2021-03-01T16:44:34</dc:date>
            </office:change-info>
          </text:insertion>
        </text:changed-region>
        <text:changed-region xml:id="ct140656867579296" text:id="ct140656867579296">
          <text:insertion>
            <office:change-info>
              <dc:creator>Unknown Author</dc:creator>
              <dc:date>2021-03-01T16:45:00</dc:date>
            </office:change-info>
          </text:insertion>
        </text:changed-region>
        <text:changed-region xml:id="ct140656764668160" text:id="ct140656764668160">
          <text:insertion>
            <office:change-info>
              <dc:creator>Unknown Author</dc:creator>
              <dc:date>2021-03-01T16:46:03</dc:date>
            </office:change-info>
          </text:insertion>
        </text:changed-region>
        <text:changed-region xml:id="ct140656874690080" text:id="ct140656874690080">
          <text:deletion>
            <office:change-info>
              <dc:creator>Martin Weigt</dc:creator>
              <dc:date>2021-03-01T21:05:00</dc:date>
            </office:change-info>
            <text:p text:style-name="P5"><text:span text:style-name="T7">Journal of Statistical Physics</text:span></text:p>
          </text:deletion>
          <text:insertion>
            <office:change-info office:chg-author="Unknown Author" office:chg-date-time="2021-03-01T16:46:03"/>
          </text:insertion>
        </text:changed-region>
        <text:changed-region xml:id="ct140656878875216" text:id="ct140656878875216">
          <text:deletion>
            <office:change-info>
              <dc:creator>Unknown Author</dc:creator>
              <dc:date>2021-03-01T16:46:27</dc:date>
            </office:change-info>
            <text:p text:style-name="P5"><text:span text:style-name="T7"/></text:p>
            <text:p text:style-name="P5"><text:span text:style-name="T1"><text:s/></text:span></text:p>
          </text:deletion>
        </text:changed-region>
        <text:changed-region xml:id="ct140656878875024" text:id="ct140656878875024">
          <text:deletion>
            <office:change-info>
              <dc:creator>Unknown Author</dc:creator>
              <dc:date>2021-03-01T16:46:24</dc:date>
            </office:change-info>
            <text:p text:style-name="P5"><text:span text:style-name="T3"><text:s/>it is well suited for the broad readership of </text:span><text:span text:style-name="T2">Molecular Biology and Evolution</text:span><text:span text:style-name="T3">.. We thus thinkhas </text:span><text:span text:style-name="T10">important</text:span><text:span text:style-name="T3"> implications for the predictability of influenza evolution</text:span></text:p>
            <text:p text:style-name="P5"><text:span text:style-name="T3">Our manuscript sheds light on fundamental questions of viral evolution and </text:span></text:p>
          </text:deletion>
        </text:changed-region>
        <text:changed-region xml:id="ct140656880288592" text:id="ct140656880288592">
          <text:insertion>
            <office:change-info>
              <dc:creator>Martin Weigt</dc:creator>
              <dc:date>2021-03-01T21:05:00</dc:date>
            </office:change-info>
          </text:insertion>
        </text:changed-region>
        <text:changed-region xml:id="ct140656868143488" text:id="ct140656868143488">
          <text:insertion>
            <office:change-info>
              <dc:creator>Martin Weigt</dc:creator>
              <dc:date>2021-03-01T21:08:00</dc:date>
            </office:change-info>
          </text:insertion>
        </text:changed-region>
        <text:changed-region xml:id="ct140656880374464" text:id="ct140656880374464">
          <text:format-change>
            <office:change-info>
              <dc:creator>Martin Weigt</dc:creator>
              <dc:date>2021-03-01T21:08:00</dc:date>
            </office:change-info>
          </text:format-change>
        </text:changed-region>
        <text:changed-region xml:id="ct140656859333872" text:id="ct140656859333872">
          <text:insertion>
            <office:change-info>
              <dc:creator>Unknown Author</dc:creator>
              <dc:date>2021-03-01T16:47:00</dc:date>
            </office:change-info>
          </text:insertion>
        </text:changed-region>
        <text:changed-region xml:id="ct140656859334464" text:id="ct140656859334464">
          <text:insertion>
            <office:change-info>
              <dc:creator>Richard Neher</dc:creator>
              <dc:date>2020-08-27T18:28:00</dc:date>
            </office:change-info>
          </text:insertion>
        </text:changed-region>
        <text:changed-region xml:id="ct140656859341520" text:id="ct140656859341520">
          <text:deletion>
            <office:change-info>
              <dc:creator>Unknown Author</dc:creator>
              <dc:date>2021-03-01T16:47:01</dc:date>
            </office:change-info>
            <text:p text:style-name="P6"><text:span text:style-name="T1">(</text:span></text:p>
          </text:deletion>
        </text:changed-region>
        <text:changed-region xml:id="ct140656859335888" text:id="ct140656859335888">
          <text:insertion>
            <office:change-info>
              <dc:creator>Richard Neher</dc:creator>
              <dc:date>2020-08-27T18:28:00</dc:date>
            </office:change-info>
          </text:insertion>
        </text:changed-region>
        <text:changed-region xml:id="ct140656859336128" text:id="ct140656859336128">
          <text:deletion>
            <office:change-info>
              <dc:creator>Unknown Author</dc:creator>
              <dc:date>2021-03-01T16:47:03</dc:date>
            </office:change-info>
            <text:p text:style-name="P6"><text:span text:style-name="T1">)</text:span></text:p>
          </text:deletion>
        </text:changed-region>
        <text:changed-region xml:id="ct140656880374848" text:id="ct140656880374848">
          <text:format-change>
            <office:change-info>
              <dc:creator>Martin Weigt</dc:creator>
              <dc:date>2021-03-01T21:08:00</dc:date>
            </office:change-info>
          </text:format-change>
        </text:changed-region>
        <text:changed-region xml:id="ct140656847257712" text:id="ct140656847257712">
          <text:deletion>
            <office:change-info>
              <dc:creator>Richard Neher</dc:creator>
              <dc:date>2020-08-27T18:28:00</dc:date>
            </office:change-info>
            <text:p text:style-name="P7"><text:s/></text:p>
          </text:deletion>
        </text:changed-region>
        <text:changed-region xml:id="ct140656880282128" text:id="ct140656880282128">
          <text:format-change>
            <office:change-info>
              <dc:creator>Martin Weigt</dc:creator>
              <dc:date>2021-03-01T21:0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ity"/>
        <text:user-field-decl office:value-type="string" office:string-value="" text:name="PostCode"/>
        <text:user-field-decl office:value-type="string" office:string-value="" text:name="State"/>
        <text:user-field-decl office:value-type="string" office:string-value="" text:name="Street"/>
        <text:user-field-decl office:value-type="string" office:string-value="To Whom it May Concern" text:name="Salutation"/>
        <text:user-field-decl office:value-type="string" office:string-value="Sincerely" text:name="Greeting"/>
        <text:user-field-decl office:value-type="string" office:string-value="Fexample Acme Co" text:name="Company"/>
      </text:user-field-decls>
      <draw:frame draw:style-name="fr1" draw:name="Sender Address" text:anchor-type="page" text:anchor-page-number="1" svg:x="3.6575in" svg:y="0.7953in" svg:width="3.9689in" draw:z-index="0">
        <draw:text-box fo:min-height="1.1535in">
          <text:section text:style-name="Sect1" text:name="Sender Address">
            <text:p text:style-name="P9">Biozentrum<text:line-break/>Universität Basel<text:line-break/>Klingelbergstrasse 70<text:line-break/>4056 Basel, Switzerland</text:p>
          </text:section>
        </draw:text-box>
      </draw:frame>
      <text:p text:style-name="P18"><text:change text:change-id="ct140656879569952"/><text:change text:change-id="ct140656868112912"/><text:change-start text:change-id="ct140656859313104"/>March<text:change-end text:change-id="ct140656859313104"/><text:change-start text:change-id="ct140656880194416"/> <text:change-end text:change-id="ct140656880194416"/><text:change text:change-id="ct140656859316800"/><text:change-start text:change-id="ct140656859314240"/>01<text:change-end text:change-id="ct140656859314240"/><text:change-start text:change-id="ct140656880247344"/><text:span text:style-name="T34">th</text:span>, 202<text:change-end text:change-id="ct140656880247344"/><text:change text:change-id="ct140656859318448"/><text:change-start text:change-id="ct140656859319232"/>1<text:change-end text:change-id="ct140656859319232"/><text:change-start text:change-id="ct140656880265088"/></text:p>
      <text:section text:style-name="Sect1" text:name="Subject Line" text:display="none">
        <text:p text:style-name="P23"><text:span text:style-name="T33">#subjectconst#</text:span><text:span text:style-name="T32"> </text:span></text:p>
      </text:section>
      <text:p text:style-name="P19">Dear Editors, </text:p>
      <text:p text:style-name="P3">Please find attached our manuscript entitled <text:change-end text:change-id="ct140656880265088"/><text:change text:change-id="ct140656847241648"/><text:change-start text:change-id="ct140656847250048"/><text:span text:style-name="T12">Global multivariate model learning from hierarchically correlated data</text:span><text:change-end text:change-id="ct140656847250048"/><text:change text:change-id="ct140656867802592"/><text:change-start text:change-id="ct140656867664960"/><text:span text:style-name="T12">, </text:span><text:span text:style-name="T30">which</text:span><text:change-end text:change-id="ct140656867664960"/><text:change-start text:change-id="ct140656880331296"/><text:span text:style-name="T30"> </text:span><text:change-end text:change-id="ct140656880331296"/><text:change text:change-id="ct140656874415616"/><text:change-start text:change-id="ct140656867090864"/><text:span text:style-name="T30">we submit</text:span><text:change-end text:change-id="ct140656867090864"/><text:change-start text:change-id="ct140656880331488"/><text:span text:style-name="T30"> for publication in </text:span><text:change-end text:change-id="ct140656880331488"/><text:change text:change-id="ct140656868063616"/><text:change-start text:change-id="ct140656868063424"/><text:span text:style-name="T12">Journal of Statistical Mechanics</text:span><text:change-end text:change-id="ct140656868063424"/><text:change-start text:change-id="ct140656868063232"/><text:span text:style-name="T12">: Theory and Experiment</text:span><text:change-end text:change-id="ct140656868063232"/><text:change-start text:change-id="ct140656879629504"/><text:span text:style-name="T30">.</text:span><text:change-end text:change-id="ct140656879629504"/><text:change-start text:change-id="ct140656868062848"/></text:p>
      <text:p text:style-name="P4"><text:change-end text:change-id="ct140656868062848"/><text:change-start text:change-id="ct140656868062656"/><text:span text:style-name="T31">The last years have seen</text:span><text:change-end text:change-id="ct140656868062656"/><text:change text:change-id="ct140656868062464"/><text:change-start text:change-id="ct140656868062272"/><text:span text:style-name="T31"> growing interest for the inference of models using </text:span><text:change-end text:change-id="ct140656868062272"/><text:change-start text:change-id="ct140656868062080"/><text:span text:style-name="T31">methods from</text:span><text:change-end text:change-id="ct140656868062080"/><text:change text:change-id="ct140656868061888"/><text:change-start text:change-id="ct140656868061696"/><text:span text:style-name="T31"> </text:span><text:span text:style-name="T13">inverse statistical physic</text:span><text:change-end text:change-id="ct140656868061696"/><text:change text:change-id="ct140656868061504"/><text:change-start text:change-id="ct140656868061312"/><text:span text:style-name="T13">s</text:span><text:change-end text:change-id="ct140656868061312"/><text:change-start text:change-id="ct140656868061120"/><text:span text:style-name="T31">. </text:span><text:change-end text:change-id="ct140656868061120"/><text:change-start text:change-id="ct140656868060928"/><text:span text:style-name="T31">In this framework, data </text:span><text:change-end text:change-id="ct140656868060928"/><text:change-start text:change-id="ct140656868060736"/><text:span text:style-name="T31">represent known “microscopic” states of the system under study (biological sequences, individual</text:span><text:change-end text:change-id="ct140656868060736"/><text:change-start text:change-id="ct140656868060544"/><text:span text:style-name="T31">s</text:span><text:change-end text:change-id="ct140656868060544"/><text:change-start text:change-id="ct140656868060352"/><text:span text:style-name="T31"> in animal gro</text:span><text:change-end text:change-id="ct140656868060352"/><text:change-start text:change-id="ct140656868060160"/><text:span text:style-name="T31">ups, stock markets, </text:span><text:span text:style-name="T9">etc…). Model inference consists in constructing a probability distribution </text:span><text:change-end text:change-id="ct140656868060160"/><text:change-start text:change-id="ct140656868059968"/><text:span text:style-name="T9">that reproduces </text:span><text:change-end text:change-id="ct140656868059968"/><text:change-start text:change-id="ct140656868059776"/><text:span text:style-name="T9">average properties of the data, from which rules governing the system </text:span><text:change-end text:change-id="ct140656868059776"/><text:change-start text:change-id="ct140656868059584"/><text:span text:style-name="T9">can be deduced.</text:span><text:change-end text:change-id="ct140656868059584"/><text:change-start text:change-id="ct140656868059392"/></text:p>
      <text:p text:style-name="P4"><text:change-end text:change-id="ct140656868059392"/><text:change-start text:change-id="ct140656868059200"/><text:span text:style-name="T9">One of the biggest application area of inverse statistical mechanics is the modeling of biological sequences.</text:span><text:change-end text:change-id="ct140656868059200"/><text:change text:change-id="ct140656868059008"/><text:change-start text:change-id="ct140656868058816"/><text:span text:style-name="T9"> A successful example</text:span><text:change-end text:change-id="ct140656868058816"/><text:change text:change-id="ct140656868058624"/><text:change-start text:change-id="ct140656868058432"/><text:span text:style-name="T9"> is the so-called </text:span><text:change-end text:change-id="ct140656868058432"/><text:change-start text:change-id="ct140656868058240"/><text:span text:style-name="T9">direct-coupling analysis (</text:span><text:change-end text:change-id="ct140656868058240"/><text:change-start text:change-id="ct140656868058048"/><text:span text:style-name="T9">DCA</text:span><text:change-end text:change-id="ct140656868058048"/><text:change text:change-id="ct140656868057856"/><text:change-start text:change-id="ct140656868057664"/><text:span text:style-name="T9">)</text:span><text:change-end text:change-id="ct140656868057664"/><text:change-start text:change-id="ct140656868057472"/><text:span text:style-name="T9"> for protein sequences</text:span><text:change-end text:change-id="ct140656868057472"/><text:change text:change-id="ct140656868057280"/><text:change-start text:change-id="ct140656868057088"/><text:span text:style-name="T9">:</text:span><text:change-end text:change-id="ct140656868057088"/><text:change-start text:change-id="ct140656868056896"/><text:span text:style-name="T9"> data consist</text:span><text:change-end text:change-id="ct140656868056896"/><text:change text:change-id="ct140656868056704"/><text:change-start text:change-id="ct140656868056512"/><text:span text:style-name="T9">s</text:span><text:change-end text:change-id="ct140656868056512"/><text:change-start text:change-id="ct140656868056320"/><text:span text:style-name="T9"> of a </text:span><text:span text:style-name="T22">multiple sequence alignment</text:span><text:span text:style-name="T9"> (MSA) grouping evolutionarily related sequences, and the inferred model allows for predicting contacts in the three-dimensional </text:span><text:change-end text:change-id="ct140656868056320"/><text:change-start text:change-id="ct140656868056128"/><text:span text:style-name="T9">protein </text:span><text:change-end text:change-id="ct140656868056128"/><text:change-start text:change-id="ct140656868055936"/><text:span text:style-name="T9">structure</text:span><text:change-end text:change-id="ct140656868055936"/><text:change text:change-id="ct140656868055744"/><text:change-start text:change-id="ct140656868055552"/><text:span text:style-name="T9">, </text:span><text:change-end text:change-id="ct140656868055552"/><text:change-start text:change-id="ct140656868055360"/><text:span text:style-name="T9">for predicting</text:span><text:change-end text:change-id="ct140656868055360"/><text:change-start text:change-id="ct140656868055168"/><text:span text:style-name="T9"> the effect of mutations, and even to generate </text:span><text:change-end text:change-id="ct140656868055168"/><text:change text:change-id="ct140656868054976"/><text:change-start text:change-id="ct140656868054784"/><text:span text:style-name="T9">artificial bit functional protein</text:span><text:change-end text:change-id="ct140656868054784"/><text:change-start text:change-id="ct140656868054592"/><text:span text:style-name="T9"> sequences</text:span><text:change-end text:change-id="ct140656868054592"/><text:change text:change-id="ct140656868054400"/><text:change-start text:change-id="ct140656868054208"/><text:span text:style-name="T9">. </text:span><text:change-end text:change-id="ct140656868054208"/><text:change text:change-id="ct140656868054016"/><text:change-start text:change-id="ct140656868053824"/><text:span text:style-name="T9">Inference approaches typically make the assumption that sequences in an MSA are </text:span><text:span text:style-name="T22">independent </text:span><text:span text:style-name="T9">samples from a common probability distribution, even though they sometimes share significant parts of their evolutionary history. While this greatly simplifies the inference process, it results in systematic biases and a reduction of the effective sample size. </text:span><text:change-end text:change-id="ct140656868053824"/><text:change text:change-id="ct140656868053632"/><text:change-start text:change-id="ct140656868053440"/></text:p>
      <text:p text:style-name="P4"><text:span text:style-name="T9">In this work, we propose to go beyond this simplifying assumption by considering the case of the inverse problem for high-dimensional data showing hierarchical correlations due to a branching generative process</text:span><text:change-end text:change-id="ct140656868053440"/><text:change-start text:change-id="ct140656868053248"/><text:span text:style-name="T9"> (motivated evolution and phylogeny of biological sequences)</text:span><text:change-end text:change-id="ct140656868053248"/><text:change-start text:change-id="ct140656868053056"/><text:span text:style-name="T9">.</text:span><text:change-end text:change-id="ct140656868053056"/><text:change text:change-id="ct140656868052864"/><text:change-start text:change-id="ct140656868052672"/><text:span text:style-name="T9"> To address this, we use a general model for the time-evolution of correlated quantities: the Ornstein-Uhlenbeck (OU) process, which models correlated variables evolving in a </text:span><text:change-end text:change-id="ct140656868052672"/><text:change-start text:change-id="ct140656868052480"/><text:span text:style-name="T9">multivariate </text:span><text:change-end text:change-id="ct140656868052480"/><text:change-start text:change-id="ct140656868052288"/><text:span text:style-name="T9">quadratic potential. By letting the OU process evolve on a tree, we mimic the hierarchical structure of correlation</text:span><text:change-end text:change-id="ct140656868052288"/><text:change-start text:change-id="ct140656868052096"/><text:span text:style-name="T9">s</text:span><text:change-end text:change-id="ct140656868052096"/><text:change-start text:change-id="ct140656868051904"/><text:span text:style-name="T9"> observed in homologous sequences. </text:span></text:p>
      <text:p text:style-name="P4"><text:span text:style-name="T9">We then design a Bayesian framework to disentangle correlations in the data that are due to the quadratic potential</text:span><text:change-end text:change-id="ct140656868051904"/><text:change-start text:change-id="ct140656868051712"/><text:span text:style-name="T9">,</text:span><text:change-end text:change-id="ct140656868051712"/><text:change-start text:change-id="ct140656868051520"/><text:span text:style-name="T9"> from those that result from the historical correlations. In order to achieve this, we present an elegant and efficient method to compute the likelihood of the observed data based on an eigenvalue decomposition of the co-variance matrix. Using simulated data, we show that our approach</text:span><text:change-end text:change-id="ct140656868051520"/><text:change text:change-id="ct140656868051328"/><text:change-start text:change-id="ct140656868051136"/><text:span text:style-name="T9"> leads to a clear gain in accuracy in the inferred equilibrium distribution, which corresponds to an effective two- to fourfold increase in sample size</text:span><text:change-end text:change-id="ct140656868051136"/><text:change-start text:change-id="ct140656868050944"/><text:span text:style-name="T9">.</text:span></text:p>
      <text:p text:style-name="P4"><text:change-end text:change-id="ct140656868050944"/><text:change text:change-id="ct140656868050752"/><text:change-start text:change-id="ct140656868050560"/><text:span text:style-name="T9">While our motivation comes from the modeling of protein sequences, our study is</text:span><text:change-end text:change-id="ct140656868050560"/><text:change text:change-id="ct140656868050368"/><text:change-start text:change-id="ct140656868050176"/><text:span text:style-name="T9"> methodologically</text:span><text:change-end text:change-id="ct140656868050176"/><text:change-start text:change-id="ct140656868049984"/><text:span text:style-name="T9"> very general. It could be used to model protein or DNA sequences if a continuous approximation is </text:span><text:soft-page-break/><text:span text:style-name="T9">made</text:span><text:change-end text:change-id="ct140656868049984"/><text:change-start text:change-id="ct140656868049792"/><text:span text:style-name="T9"> (similar to a version of DCA called gaussDCA)</text:span><text:change-end text:change-id="ct140656868049792"/><text:change-start text:change-id="ct140656868049600"/><text:span text:style-name="T9">, or continuous phenotypic traits of organisms. The branching process itself can represent the phylogeny or species, the genealogy of populations, or other branching processes like epidemic</text:span><text:change-end text:change-id="ct140656868049600"/><text:change text:change-id="ct140656868049408"/><text:change-start text:change-id="ct140656868049216"/><text:span text:style-name="T9"> spreading or geographic migration. <text:s/></text:span><text:change-end text:change-id="ct140656868049216"/><text:change-start text:change-id="ct140656868049024"/></text:p>
      <text:p text:style-name="P4"><text:change-end text:change-id="ct140656868049024"/><text:change text:change-id="ct140656868048832"/><text:change text:change-id="ct140656868048640"/><text:change text:change-id="ct140656868048448"/><text:change text:change-id="ct140656868048256"/><text:change text:change-id="ct140656868048064"/><text:change text:change-id="ct140656868047872"/><text:change text:change-id="ct140656868047680"/><text:change text:change-id="ct140656868047488"/><text:change text:change-id="ct140656868047296"/><text:change text:change-id="ct140656868047104"/><text:change text:change-id="ct140656868046912"/><text:change text:change-id="ct140656868046720"/><text:change text:change-id="ct140656868046528"/><text:change text:change-id="ct140656868046336"/><text:change text:change-id="ct140656868046144"/><text:change text:change-id="ct140656868045952"/><text:change text:change-id="ct140656868045760"/><text:change text:change-id="ct140656868045568"/><text:change text:change-id="ct140656868044256"/><text:change text:change-id="ct140656868044064"/><text:change text:change-id="ct140656868043872"/><text:change text:change-id="ct140656868043680"/><text:change text:change-id="ct140656868041424"/><text:change text:change-id="ct140656868041232"/><text:change text:change-id="ct140656868041040"/><text:change text:change-id="ct140656868040848"/><text:change text:change-id="ct140656868035184"/><text:change text:change-id="ct140656868034992"/><text:change text:change-id="ct140656867794752"/><text:change text:change-id="ct140656867794560"/><text:change text:change-id="ct140656868007040"/><text:change text:change-id="ct140656867854528"/><text:change text:change-id="ct140656867550816"/><text:change text:change-id="ct140656867981968"/><text:change text:change-id="ct140656867601472"/><text:change text:change-id="ct140656867730704"/><text:change text:change-id="ct140656862257920"/><text:change text:change-id="ct140656867590752"/><text:change text:change-id="ct140656867598080"/><text:change text:change-id="ct140656867999168"/><text:change text:change-id="ct140656868023808"/><text:change text:change-id="ct140656867995744"/><text:change text:change-id="ct140656868030800"/><text:change text:change-id="ct140656868005312"/><text:change-start text:change-id="ct140656868021600"/><text:span text:style-name="T9">Our manuscript develops a general method for inferring multivariate models from non-independent da</text:span><text:change-end text:change-id="ct140656868021600"/><text:change-start text:change-id="ct140656867579296"/><text:span text:style-name="T9">ta with a hierarchical correlation structure, in the context of inverse statistical physics. </text:span><text:change-end text:change-id="ct140656867579296"/><text:change-start text:change-id="ct140656764668160"/><text:span text:style-name="T9"><text:s/>We therefore think it is well suited for the readership of </text:span><text:change-end text:change-id="ct140656764668160"/><text:change text:change-id="ct140656874690080"/><text:change text:change-id="ct140656878875216"/><text:change text:change-id="ct140656878875024"/><text:change-start text:change-id="ct140656880288592"/><text:span text:style-name="T9"><text:s/></text:span><text:span text:style-name="T22">Journal of Statistical Mechanics: Theory and Experiment</text:span><text:change-end text:change-id="ct140656880288592"/><text:change-start text:change-id="ct140656868143488"/><text:span text:style-name="T22">.</text:span></text:p>
      <text:p text:style-name="P5"><text:change-end text:change-id="ct140656868143488"/><text:change-start text:change-id="ct140656880374464"/><text:span text:style-name="T22"/></text:p>
      <text:p text:style-name="P6">Sincerely,</text:p>
      <text:p text:style-name="P6">Pierre Barrat-Charlaix<text:change-end text:change-id="ct140656880374464"/><text:change-start text:change-id="ct140656859333872"/>,<text:change-end text:change-id="ct140656859333872"/><text:change-start text:change-id="ct140656859334464"/> <text:change-end text:change-id="ct140656859334464"/><text:change text:change-id="ct140656859341520"/><text:change-start text:change-id="ct140656859335888"/>on behalf or all authors<text:change-end text:change-id="ct140656859335888"/><text:change text:change-id="ct140656859336128"/><text:change-start text:change-id="ct140656880374848"/></text:p>
      <text:p text:style-name="P7"><text:change-end text:change-id="ct140656880374848"/><text:change text:change-id="ct140656847257712"/><text:change-start text:change-id="ct140656880282128"/></text:p>
      <text:p text:style-name="P14"><text:change-end text:change-id="ct140656880282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Cumberland" svg:font-family="Cumberland" style:font-adornments="Regular" style:font-family-generic="modern" style:font-pitch="fixed"/>
    <style:font-face style:name="Courier New" svg:font-family="'Courier New'" style:font-family-generic="roman" style:font-pitch="fixed"/>
    <style:font-face style:name="Andale Sans UI" svg:font-family="'Andale Sans UI'" style:font-pitch="variable"/>
    <style:font-face style:name="Latin Modern Roman" svg:font-family="'Latin Modern Roman'"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Italic" style:font-family-generic="roman" style:font-pitch="variable"/>
    <style:font-face style:name="Albany" svg:font-family="Albany" style:font-adornments="Bold" style:font-family-generic="swiss" style:font-pitch="variable"/>
    <style:font-face style:name="Arial" svg:font-family="Arial" style:font-adornments="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Cumberland" fo:font-size="11pt" fo:letter-spacing="0.0016in"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loext:contextual-spacing="false" fo:margin-top="0in" fo:margin-bottom="0.0835in"/>
    </style:style>
    <style:style style:name="First_20_line_20_indent" style:display-name="First line indent" style:family="paragraph" style:parent-style-name="Text_20_body" style:class="text">
      <style:paragraph-properties loext:contextual-spacing="false"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loext:contextual-spacing="false"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Salutation" style:family="paragraph" style:parent-style-name="Standard" style:next-style-name="Signature" style:class="text">
      <style:paragraph-properties loext:contextual-spacing="false" fo:margin-left="3.3465in" fo:margin-right="0in" fo:margin-top="0.248in" fo:margin-bottom="0.5827in" fo:text-indent="0in" style:auto-text-indent="false" fo:keep-with-next="always"/>
      <style:text-properties fo:font-size="11pt"/>
    </style:style>
    <style:style style:name="Signature" style:family="paragraph" style:parent-style-name="Standard" style:next-style-name="Standard" style:class="text">
      <style:paragraph-properties loext:contextual-spacing="false" fo:margin-left="3.3465in" fo:margin-right="0in" fo:margin-top="0in" fo:margin-bottom="0in" fo:text-indent="0in" style:auto-text-indent="false" fo:keep-with-next="always"/>
    </style:style>
    <style:style style:name="List_20_Indent" style:display-name="List Indent" style:family="paragraph" style:parent-style-name="Text_20_body" style:class="text">
      <style:paragraph-properties loext:contextual-spacing="false"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loext:contextual-spacing="false" fo:margin-left="1.5752in" fo:margin-right="0in" fo:margin-top="0in" fo:margin-bottom="0in" fo:text-indent="0in" style:auto-text-indent="false"/>
    </style:style>
    <style:style style:name="Heading" style:family="paragraph" style:parent-style-name="Standard" style:next-style-name="Text_20_body" style:class="text">
      <style:paragraph-properties loext:contextual-spacing="false" fo:margin-top="0.1665in" fo:margin-bottom="0.0835in" fo:text-align="end" style:justify-single-word="false" fo:keep-with-next="always"/>
      <style:text-properties style:font-name="Cumberland"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loext:contextual-spacing="false"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loext:contextual-spacing="false"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loext:contextual-spacing="false"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loext:contextual-spacing="false"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loext:contextual-spacing="false"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loext:contextual-spacing="false"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loext:contextual-spacing="false"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loext:contextual-spacing="false"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loext:contextual-spacing="false"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loext:contextual-spacing="false"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loext:contextual-spacing="false"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loext:contextual-spacing="false"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loext:contextual-spacing="false"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loext:contextual-spacing="false"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loext:contextual-spacing="false"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loext:contextual-spacing="false"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loext:contextual-spacing="false"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loext:contextual-spacing="false"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loext:contextual-spacing="false"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loext:contextual-spacing="false"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loext:contextual-spacing="false" fo:margin-left="0.1965in" fo:margin-right="0in" fo:margin-top="0.1665in" fo:margin-bottom="0.0835in" fo:text-indent="-0.1965in" style:auto-text-indent="false"/>
    </style:style>
    <style:style style:name="List_20_1" style:display-name="List 1" style:family="paragraph" style:parent-style-name="List" style:class="list">
      <style:paragraph-properties loext:contextual-spacing="false"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loext:contextual-spacing="false"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loext:contextual-spacing="false"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loext:contextual-spacing="false" fo:margin-left="0.3929in" fo:margin-right="0in" fo:margin-top="0.1665in" fo:margin-bottom="0.0835in" fo:text-indent="-0.1965in" style:auto-text-indent="false"/>
    </style:style>
    <style:style style:name="List_20_2" style:display-name="List 2" style:family="paragraph" style:parent-style-name="List" style:class="list">
      <style:paragraph-properties loext:contextual-spacing="false"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loext:contextual-spacing="false"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loext:contextual-spacing="false"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loext:contextual-spacing="false" fo:margin-left="0.5898in" fo:margin-right="0in" fo:margin-top="0.1665in" fo:margin-bottom="0.0835in" fo:text-indent="-0.1965in" style:auto-text-indent="false"/>
    </style:style>
    <style:style style:name="List_20_3" style:display-name="List 3" style:family="paragraph" style:parent-style-name="List" style:class="list">
      <style:paragraph-properties loext:contextual-spacing="false"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loext:contextual-spacing="false"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loext:contextual-spacing="false"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loext:contextual-spacing="false" fo:margin-left="0.7862in" fo:margin-right="0in" fo:margin-top="0.1665in" fo:margin-bottom="0.0835in" fo:text-indent="-0.1965in" style:auto-text-indent="false"/>
    </style:style>
    <style:style style:name="List_20_4" style:display-name="List 4" style:family="paragraph" style:parent-style-name="List" style:class="list">
      <style:paragraph-properties loext:contextual-spacing="false"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loext:contextual-spacing="false"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loext:contextual-spacing="false"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loext:contextual-spacing="false" fo:margin-left="0.9827in" fo:margin-right="0in" fo:margin-top="0.1665in" fo:margin-bottom="0.0835in" fo:text-indent="-0.1965in" style:auto-text-indent="false"/>
    </style:style>
    <style:style style:name="List_20_5" style:display-name="List 5" style:family="paragraph" style:parent-style-name="List" style:class="list">
      <style:paragraph-properties loext:contextual-spacing="false"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loext:contextual-spacing="false"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loext:contextual-spacing="false"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Albany" fo:font-size="16pt" fo:letter-spacing="0.0055in" fo:font-weight="bold"/>
    </style:style>
    <style:style style:name="Header_20_left" style:display-name="Header left" style:family="paragraph" style:parent-style-name="Standard" style:class="extra">
      <style:paragraph-properties loext:contextual-spacing="false"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3.3465in" style:type="center"/>
          <style:tab-stop style:position="6.6937in" style:type="right"/>
        </style:tab-stops>
        <style:background-image/>
      </style:paragraph-properties>
      <style:text-properties style:font-name="Cumberland" fo:font-size="9pt" fo:font-style="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loext:contextual-spacing="false"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loext:contextual-spacing="false" fo:margin-top="0in" fo:margin-bottom="0.0417in" text:number-lines="false" text:line-number="0"/>
    </style:style>
    <style:style style:name="Sender" style:family="paragraph" style:parent-style-name="Standard" style:class="extra">
      <style:paragraph-properties loext:contextual-spacing="false" fo:margin-top="0in" fo:margin-bottom="0.0417in" text:number-lines="false" text:line-number="0"/>
    </style:style>
    <style:style style:name="End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loext:contextual-spacing="false" fo:margin-left="0in" fo:margin-right="0in" fo:margin-top="0in" fo:margin-bottom="0in" fo:text-indent="0in" style:auto-text-indent="false"/>
    </style:style>
    <style:style style:name="Index_20_2" style:display-name="Index 2" style:family="paragraph" style:parent-style-name="Index" style:class="index">
      <style:paragraph-properties loext:contextual-spacing="false" fo:margin-left="0.1965in" fo:margin-right="0in" fo:margin-top="0in" fo:margin-bottom="0in" fo:text-indent="0in" style:auto-text-indent="false"/>
    </style:style>
    <style:style style:name="Index_20_3" style:display-name="Index 3" style:family="paragraph" style:parent-style-name="Index" style:class="index">
      <style:paragraph-properties loext:contextual-spacing="false"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loext:contextual-spacing="false"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Date" style:family="paragraph" style:parent-style-name="Standard">
      <style:paragraph-properties loext:contextual-spacing="false" fo:margin-left="3.3465in" fo:margin-right="0in" fo:margin-top="0in" fo:margin-bottom="0.5in" fo:text-align="end" style:justify-single-word="false" fo:text-indent="0in" style:auto-text-indent="false"/>
    </style:style>
    <style:style style:name="Opening" style:family="paragraph" style:parent-style-name="Standard" style:next-style-name="Subject">
      <style:paragraph-properties loext:contextual-spacing="false" fo:margin-top="0.3307in" fo:margin-bottom="0.3307in"/>
    </style:style>
    <style:style style:name="Subject" style:family="paragraph" style:parent-style-name="Standard" style:next-style-name="Text_20_body">
      <style:paragraph-properties loext:contextual-spacing="false" fo:margin-top="0.248in" fo:margin-bottom="0.248in"/>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usage="mirrored">
      <style:page-layout-properties fo:page-width="8.5in" fo:page-height="11in" style:num-format=""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339in" fo:margin-left="0in" fo:margin-right="0in" fo:margin-bottom="0.1575in"/>
      </style:header-style>
      <style:footer-style>
        <style:header-footer-properties fo:min-height="0.1965in" fo:margin-left="0in" fo:margin-right="0in" fo:margin-top="0in"/>
      </style:footer-style>
    </style:page-layout>
    <style:page-layout style:name="Mpm3" style:page-usage="lef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9374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40656848290816" text:id="ct140656848290816">
            <text:deletion>
              <office:change-info>
                <dc:creator>Unknown Author</dc:creator>
                <dc:date>2020-08-27T18:39:46</dc:date>
              </office:change-info>
              <text:p text:style-name="MP1"><text:page-number style:num-format="1" text:select-page="current">3</text:page-number></text:p>
            </text:deletion>
          </text:changed-region>
        </text:tracked-changes>
        <text:p text:style-name="Footer"/>
        <text:p text:style-name="MP1"><text:change text:change-id="ct140656848290816"/></text:p>
      </style:footer>
    </style:master-page>
    <style:master-page style:name="First_20_Page" style:display-name="First Page" style:page-layout-name="Mpm2" style:next-style-name="Standard">
      <style:header>
        <text:p text:style-name="Standard"/>
      </style:header>
      <style:footer>
        <text:tracked-changes>
          <text:changed-region xml:id="ct140656859272304" text:id="ct140656859272304">
            <text:deletion>
              <office:change-info>
                <dc:creator>Unknown Author</dc:creator>
                <dc:date>2020-08-27T18:39:42</dc:date>
              </office:change-info>
              <text:p text:style-name="MP1"><text:page-number style:num-format="1" text:select-page="current">3</text:page-number></text:p>
            </text:deletion>
          </text:changed-region>
        </text:tracked-changes>
        <text:p text:style-name="Footer"/>
        <text:p text:style-name="MP1"><text:change text:change-id="ct140656859272304"/></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Letter Template</dc:title>
    <dc:description>Official private letter with monospaced font Template created via Letter Wizard on 27.08.20.</dc:description>
    <meta:creation-date>2020-08-27T13:56:32.544445638</meta:creation-date>
    <dc:language>en-US</dc:language>
    <meta:editing-cycles>37</meta:editing-cycles>
    <meta:editing-duration>PT2H56M1S</meta:editing-duration>
    <dc:date>2021-03-01T21:09:09</dc:date>
    <meta:document-statistic meta:table-count="0" meta:image-count="0" meta:object-count="0" meta:page-count="2" meta:paragraph-count="90" meta:word-count="1179" meta:character-count="7873"/>
    <dc:creator>Martin Weigt</dc:creator>
    <meta:user-defined meta:name="Info 0"/>
    <meta:user-defined meta:name="Info 1"/>
    <meta:user-defined meta:name="Info 2"/>
    <meta:user-defined meta:name="Info 3"/>
  </office:meta>
</office:document-meta>
</file>